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254.89pt"/>
    </style:style>
    <style:style style:name="co3" style:family="table-column">
      <style:table-column-properties fo:break-before="auto" style:column-width="184.7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237.49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141pt"/>
    </style:style>
    <style:style style:name="co9" style:family="table-column">
      <style:table-column-properties fo:break-before="auto" style:column-width="95.84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8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Options">
      <style:table-properties table:display="true" style:writing-mode="lr-tb"/>
    </style:style>
    <style:style style:name="ta3" style:family="table" style:master-page-name="PageStyle_5f_SuiteCRM_20__28_Assessor_20_2_29_">
      <style:table-properties table:display="true" style:writing-mode="lr-tb"/>
    </style:style>
    <style:style style:name="ta4" style:family="table" style:master-page-name="PageStyle_5f_Moodle">
      <style:table-properties table:display="true" style:writing-mode="lr-tb"/>
    </style:style>
    <style:style style:name="ta5" style:family="table" style:master-page-name="PageStyle_5f_uPortal">
      <style:table-properties table:display="true" style:writing-mode="lr-tb"/>
    </style:style>
    <style:style style:name="ta6" style:family="table" style:master-page-name="PageStyle_5f_SurveyPortlet_2b_uPortal">
      <style:table-properties table:display="true" style:writing-mode="lr-tb"/>
    </style:style>
    <style:style style:name="ta7" style:family="table" style:master-page-name="PageStyle_5f_uPortal-app-launcher-generato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none" fo:background-color="#cfe2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2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5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Options.$C$3:.$E$3])" table:allow-empty-cell="true" table:display-list="unsorted" table:base-cell-address="Template.C4">
          <table:error-message table:message-type="stop" table:display="true"/>
        </table:content-validation>
        <table:content-validation table:name="val2" table:condition="of:cell-content-is-in-list([$Options.$C$4:.$E$4])" table:allow-empty-cell="true" table:display-list="unsorted" table:base-cell-address="Template.C5">
          <table:error-message table:message-type="stop" table:display="true"/>
        </table:content-validation>
        <table:content-validation table:name="val3" table:condition="of:cell-content-is-in-list([$Options.$C$5:.$E$5])" table:allow-empty-cell="true" table:display-list="unsorted" table:base-cell-address="Template.C6">
          <table:error-message table:message-type="stop" table:display="true"/>
        </table:content-validation>
        <table:content-validation table:name="val4" table:condition="of:cell-content-is-in-list([$Options.$C$7:.$E$7])" table:allow-empty-cell="true" table:display-list="unsorted" table:base-cell-address="Template.C7">
          <table:error-message table:message-type="stop" table:display="true"/>
        </table:content-validation>
        <table:content-validation table:name="val5" table:condition="of:cell-content-is-in-list([$Options.$C$8:.$E$8])" table:allow-empty-cell="true" table:display-list="unsorted" table:base-cell-address="Template.C8">
          <table:error-message table:message-type="stop" table:display="true"/>
        </table:content-validation>
        <table:content-validation table:name="val6" table:condition="of:cell-content-is-in-list([$Options.$C$9:.$E$9])" table:allow-empty-cell="true" table:display-list="unsorted" table:base-cell-address="Template.C9">
          <table:error-message table:message-type="stop" table:display="true"/>
        </table:content-validation>
        <table:content-validation table:name="val7" table:condition="of:cell-content-is-in-list([$Options.C11:.E11])" table:allow-empty-cell="true" table:display-list="unsorted" table:base-cell-address="Template.C11"/>
        <table:content-validation table:name="val8" table:condition="of:cell-content-is-in-list([$Options.C18:.E18])" table:allow-empty-cell="true" table:display-list="unsorted" table:base-cell-address="Template.C17"/>
        <table:content-validation table:name="val9" table:condition="of:cell-content-is-in-list([$Options.C30:.E30])" table:allow-empty-cell="true" table:display-list="unsorted" table:base-cell-address="Template.C28"/>
        <table:content-validation table:name="val10" table:condition="of:cell-content-is-in-list([$Options.C33:.E33])" table:allow-empty-cell="true" table:display-list="unsorted" table:base-cell-address="Template.C30"/>
        <table:content-validation table:name="val11" table:condition="of:cell-content-is-in-list([$Options.C37:.E37])" table:allow-empty-cell="true" table:display-list="unsorted" table:base-cell-address="Template.C32"/>
        <table:content-validation table:name="val12" table:condition="of:cell-content-is-in-list([$Options.C48:.E48])" table:allow-empty-cell="true" table:display-list="unsorted" table:base-cell-address="Template.C42"/>
        <table:content-validation table:name="val13" table:condition="of:cell-content-is-in-list([$Options.C54:.E54])" table:allow-empty-cell="true" table:display-list="unsorted" table:base-cell-address="Template.C47"/>
        <table:content-validation table:name="val14" table:condition="of:cell-content-is-in-list([$Options.C58:.E58])" table:allow-empty-cell="true" table:display-list="unsorted" table:base-cell-address="Template.C50"/>
        <table:content-validation table:name="val15" table:condition="of:cell-content-is-in-list([$Options.C60:.E60])" table:allow-empty-cell="true" table:display-list="unsorted" table:base-cell-address="Template.C51"/>
        <table:content-validation table:name="val16" table:condition="of:cell-content-is-in-list([.$G$2:.$G$5])" table:allow-empty-cell="true" table:display-list="unsorted" table:base-cell-address="Options.C1"/>
        <table:content-validation table:name="val17" table:condition="of:cell-content-is-in-list([.$H$2:.$H$5])" table:allow-empty-cell="true" table:display-list="unsorted" table:base-cell-address="Options.D1"/>
        <table:content-validation table:name="val18" table:condition="of:cell-content-is-in-list([.$I$2:.$I$5])" table:allow-empty-cell="true" table:display-list="unsorted" table:base-cell-address="Options.E1"/>
        <table:content-validation table:name="val19" table:condition="of:cell-content-is-in-list([.$J$2:.$J$5])" table:allow-empty-cell="true" table:display-list="unsorted" table:base-cell-address="Options.F1"/>
        <table:content-validation table:name="val20" table:condition="of:cell-content-is-in-list([$Options.$C$3:.$E$3])" table:allow-empty-cell="true" table:display-list="unsorted" table:base-cell-address="'SuiteCRM (Assessor 2)'.C4">
          <table:error-message table:message-type="stop" table:display="true"/>
        </table:content-validation>
        <table:content-validation table:name="val21" table:condition="of:cell-content-is-in-list([$Options.$C$4:.$E$4])" table:allow-empty-cell="true" table:display-list="unsorted" table:base-cell-address="'SuiteCRM (Assessor 2)'.C5">
          <table:error-message table:message-type="stop" table:display="true"/>
        </table:content-validation>
        <table:content-validation table:name="val22" table:condition="of:cell-content-is-in-list([$Options.$C$5:.$E$5])" table:allow-empty-cell="true" table:display-list="unsorted" table:base-cell-address="'SuiteCRM (Assessor 2)'.C6">
          <table:error-message table:message-type="stop" table:display="true"/>
        </table:content-validation>
        <table:content-validation table:name="val23" table:condition="of:cell-content-is-in-list([$Options.$C$7:.$E$7])" table:allow-empty-cell="true" table:display-list="unsorted" table:base-cell-address="'SuiteCRM (Assessor 2)'.C7">
          <table:error-message table:message-type="stop" table:display="true"/>
        </table:content-validation>
        <table:content-validation table:name="val24" table:condition="of:cell-content-is-in-list([$Options.$C$8:.$E$8])" table:allow-empty-cell="true" table:display-list="unsorted" table:base-cell-address="'SuiteCRM (Assessor 2)'.C8">
          <table:error-message table:message-type="stop" table:display="true"/>
        </table:content-validation>
        <table:content-validation table:name="val25" table:condition="of:cell-content-is-in-list([$Options.$C$9:.$E$9])" table:allow-empty-cell="true" table:display-list="unsorted" table:base-cell-address="'SuiteCRM (Assessor 2)'.C9">
          <table:error-message table:message-type="stop" table:display="true"/>
        </table:content-validation>
        <table:content-validation table:name="val26" table:condition="of:cell-content-is-in-list([$Options.C11:.E11])" table:allow-empty-cell="true" table:display-list="unsorted" table:base-cell-address="'SuiteCRM (Assessor 2)'.C11"/>
        <table:content-validation table:name="val27" table:condition="of:cell-content-is-in-list([$Options.C18:.E18])" table:allow-empty-cell="true" table:display-list="unsorted" table:base-cell-address="'SuiteCRM (Assessor 2)'.C17"/>
        <table:content-validation table:name="val28" table:condition="of:cell-content-is-in-list([$Options.C30:.E30])" table:allow-empty-cell="true" table:display-list="unsorted" table:base-cell-address="'SuiteCRM (Assessor 2)'.C28"/>
        <table:content-validation table:name="val29" table:condition="of:cell-content-is-in-list([$Options.C33:.E33])" table:allow-empty-cell="true" table:display-list="unsorted" table:base-cell-address="'SuiteCRM (Assessor 2)'.C30"/>
        <table:content-validation table:name="val30" table:condition="of:cell-content-is-in-list([$Options.C37:.E37])" table:allow-empty-cell="true" table:display-list="unsorted" table:base-cell-address="'SuiteCRM (Assessor 2)'.C32"/>
        <table:content-validation table:name="val31" table:condition="of:cell-content-is-in-list([$Options.C48:.E48])" table:allow-empty-cell="true" table:display-list="unsorted" table:base-cell-address="'SuiteCRM (Assessor 2)'.C42"/>
        <table:content-validation table:name="val32" table:condition="of:cell-content-is-in-list([$Options.C54:.E54])" table:allow-empty-cell="true" table:display-list="unsorted" table:base-cell-address="'SuiteCRM (Assessor 2)'.C47"/>
        <table:content-validation table:name="val33" table:condition="of:cell-content-is-in-list([$Options.C58:.E58])" table:allow-empty-cell="true" table:display-list="unsorted" table:base-cell-address="'SuiteCRM (Assessor 2)'.C50"/>
        <table:content-validation table:name="val34" table:condition="of:cell-content-is-in-list([$Options.C60:.E60])" table:allow-empty-cell="true" table:display-list="unsorted" table:base-cell-address="'SuiteCRM (Assessor 2)'.C51"/>
        <table:content-validation table:name="val35" table:condition="of:cell-content-is-in-list([$Options.$C$3:.$E$3])" table:allow-empty-cell="true" table:display-list="unsorted" table:base-cell-address="Moodle.C4">
          <table:error-message table:message-type="stop" table:display="true"/>
        </table:content-validation>
        <table:content-validation table:name="val36" table:condition="of:cell-content-is-in-list([$Options.$C$4:.$E$4])" table:allow-empty-cell="true" table:display-list="unsorted" table:base-cell-address="Moodle.C5">
          <table:error-message table:message-type="stop" table:display="true"/>
        </table:content-validation>
        <table:content-validation table:name="val37" table:condition="of:cell-content-is-in-list([$Options.$C$5:.$E$5])" table:allow-empty-cell="true" table:display-list="unsorted" table:base-cell-address="Moodle.C6">
          <table:error-message table:message-type="stop" table:display="true"/>
        </table:content-validation>
        <table:content-validation table:name="val38" table:condition="of:cell-content-is-in-list([$Options.$C$7:.$E$7])" table:allow-empty-cell="true" table:display-list="unsorted" table:base-cell-address="Moodle.C7">
          <table:error-message table:message-type="stop" table:display="true"/>
        </table:content-validation>
        <table:content-validation table:name="val39" table:condition="of:cell-content-is-in-list([$Options.$C$8:.$E$8])" table:allow-empty-cell="true" table:display-list="unsorted" table:base-cell-address="Moodle.C8">
          <table:error-message table:message-type="stop" table:display="true"/>
        </table:content-validation>
        <table:content-validation table:name="val40" table:condition="of:cell-content-is-in-list([$Options.$C$9:.$E$9])" table:allow-empty-cell="true" table:display-list="unsorted" table:base-cell-address="Moodle.C9">
          <table:error-message table:message-type="stop" table:display="true"/>
        </table:content-validation>
        <table:content-validation table:name="val41" table:condition="of:cell-content-is-in-list([$Options.C11:.E11])" table:allow-empty-cell="true" table:display-list="unsorted" table:base-cell-address="Moodle.C11"/>
        <table:content-validation table:name="val42" table:condition="of:cell-content-is-in-list([$Options.C18:.E18])" table:allow-empty-cell="true" table:display-list="unsorted" table:base-cell-address="Moodle.C17"/>
        <table:content-validation table:name="val43" table:condition="of:cell-content-is-in-list([$Options.C30:.E30])" table:allow-empty-cell="true" table:display-list="unsorted" table:base-cell-address="Moodle.C28"/>
        <table:content-validation table:name="val44" table:condition="of:cell-content-is-in-list([$Options.C33:.E33])" table:allow-empty-cell="true" table:display-list="unsorted" table:base-cell-address="Moodle.C30"/>
        <table:content-validation table:name="val45" table:condition="of:cell-content-is-in-list([$Options.C37:.E37])" table:allow-empty-cell="true" table:display-list="unsorted" table:base-cell-address="Moodle.C32"/>
        <table:content-validation table:name="val46" table:condition="of:cell-content-is-in-list([$Options.C48:.E48])" table:allow-empty-cell="true" table:display-list="unsorted" table:base-cell-address="Moodle.C42"/>
        <table:content-validation table:name="val47" table:condition="of:cell-content-is-in-list([$Options.C54:.E54])" table:allow-empty-cell="true" table:display-list="unsorted" table:base-cell-address="Moodle.C47"/>
        <table:content-validation table:name="val48" table:condition="of:cell-content-is-in-list([$Options.C58:.E58])" table:allow-empty-cell="true" table:display-list="unsorted" table:base-cell-address="Moodle.C50"/>
        <table:content-validation table:name="val49" table:condition="of:cell-content-is-in-list([$Options.C60:.E60])" table:allow-empty-cell="true" table:display-list="unsorted" table:base-cell-address="Moodle.C51"/>
        <table:content-validation table:name="val50" table:condition="of:cell-content-is-in-list([$Options.$C$3:.$E$3])" table:allow-empty-cell="true" table:display-list="unsorted" table:base-cell-address="uPortal.C4">
          <table:error-message table:message-type="stop" table:display="true"/>
        </table:content-validation>
        <table:content-validation table:name="val51" table:condition="of:cell-content-is-in-list([$Options.$C$4:.$E$4])" table:allow-empty-cell="true" table:display-list="unsorted" table:base-cell-address="uPortal.C5">
          <table:error-message table:message-type="stop" table:display="true"/>
        </table:content-validation>
        <table:content-validation table:name="val52" table:condition="of:cell-content-is-in-list([$Options.$C$5:.$E$5])" table:allow-empty-cell="true" table:display-list="unsorted" table:base-cell-address="uPortal.C6">
          <table:error-message table:message-type="stop" table:display="true"/>
        </table:content-validation>
        <table:content-validation table:name="val53" table:condition="of:cell-content-is-in-list([$Options.$C$7:.$E$7])" table:allow-empty-cell="true" table:display-list="unsorted" table:base-cell-address="uPortal.C7">
          <table:error-message table:message-type="stop" table:display="true"/>
        </table:content-validation>
        <table:content-validation table:name="val54" table:condition="of:cell-content-is-in-list([$Options.$C$8:.$E$8])" table:allow-empty-cell="true" table:display-list="unsorted" table:base-cell-address="uPortal.C8">
          <table:error-message table:message-type="stop" table:display="true"/>
        </table:content-validation>
        <table:content-validation table:name="val55" table:condition="of:cell-content-is-in-list([$Options.$C$9:.$E$9])" table:allow-empty-cell="true" table:display-list="unsorted" table:base-cell-address="uPortal.C9">
          <table:error-message table:message-type="stop" table:display="true"/>
        </table:content-validation>
        <table:content-validation table:name="val56" table:condition="of:cell-content-is-in-list([$Options.C11:.E11])" table:allow-empty-cell="true" table:display-list="unsorted" table:base-cell-address="uPortal.C11"/>
        <table:content-validation table:name="val57" table:condition="of:cell-content-is-in-list([$Options.C18:.E18])" table:allow-empty-cell="true" table:display-list="unsorted" table:base-cell-address="uPortal.C17"/>
        <table:content-validation table:name="val58" table:condition="of:cell-content-is-in-list([$Options.C30:.E30])" table:allow-empty-cell="true" table:display-list="unsorted" table:base-cell-address="uPortal.C28"/>
        <table:content-validation table:name="val59" table:condition="of:cell-content-is-in-list([$Options.C33:.E33])" table:allow-empty-cell="true" table:display-list="unsorted" table:base-cell-address="uPortal.C30"/>
        <table:content-validation table:name="val60" table:condition="of:cell-content-is-in-list([$Options.C37:.E37])" table:allow-empty-cell="true" table:display-list="unsorted" table:base-cell-address="uPortal.C32"/>
        <table:content-validation table:name="val61" table:condition="of:cell-content-is-in-list([$Options.C48:.E48])" table:allow-empty-cell="true" table:display-list="unsorted" table:base-cell-address="uPortal.C42"/>
        <table:content-validation table:name="val62" table:condition="of:cell-content-is-in-list([$Options.C54:.E54])" table:allow-empty-cell="true" table:display-list="unsorted" table:base-cell-address="uPortal.C47"/>
        <table:content-validation table:name="val63" table:condition="of:cell-content-is-in-list([$Options.C58:.E58])" table:allow-empty-cell="true" table:display-list="unsorted" table:base-cell-address="uPortal.C50"/>
        <table:content-validation table:name="val64" table:condition="of:cell-content-is-in-list([$Options.C60:.E60])" table:allow-empty-cell="true" table:display-list="unsorted" table:base-cell-address="uPortal.C51"/>
        <table:content-validation table:name="val65" table:condition="of:cell-content-is-in-list([$Options.$C$3:.$E$3])" table:allow-empty-cell="true" table:display-list="unsorted" table:base-cell-address="'SurveyPortlet+uPortal'.C4">
          <table:error-message table:message-type="stop" table:display="true"/>
        </table:content-validation>
        <table:content-validation table:name="val66" table:condition="of:cell-content-is-in-list([$Options.$C$4:.$E$4])" table:allow-empty-cell="true" table:display-list="unsorted" table:base-cell-address="'SurveyPortlet+uPortal'.C5">
          <table:error-message table:message-type="stop" table:display="true"/>
        </table:content-validation>
        <table:content-validation table:name="val67" table:condition="of:cell-content-is-in-list([$Options.$C$5:.$E$5])" table:allow-empty-cell="true" table:display-list="unsorted" table:base-cell-address="'SurveyPortlet+uPortal'.C6">
          <table:error-message table:message-type="stop" table:display="true"/>
        </table:content-validation>
        <table:content-validation table:name="val68" table:condition="of:cell-content-is-in-list([$Options.$C$7:.$E$7])" table:allow-empty-cell="true" table:display-list="unsorted" table:base-cell-address="'SurveyPortlet+uPortal'.C7">
          <table:error-message table:message-type="stop" table:display="true"/>
        </table:content-validation>
        <table:content-validation table:name="val69" table:condition="of:cell-content-is-in-list([$Options.$C$8:.$E$8])" table:allow-empty-cell="true" table:display-list="unsorted" table:base-cell-address="'SurveyPortlet+uPortal'.C8">
          <table:error-message table:message-type="stop" table:display="true"/>
        </table:content-validation>
        <table:content-validation table:name="val70" table:condition="of:cell-content-is-in-list([$Options.$C$9:.$E$9])" table:allow-empty-cell="true" table:display-list="unsorted" table:base-cell-address="'SurveyPortlet+uPortal'.C9">
          <table:error-message table:message-type="stop" table:display="true"/>
        </table:content-validation>
        <table:content-validation table:name="val71" table:condition="of:cell-content-is-in-list([$Options.C11:.E11])" table:allow-empty-cell="true" table:display-list="unsorted" table:base-cell-address="'SurveyPortlet+uPortal'.C11"/>
        <table:content-validation table:name="val72" table:condition="of:cell-content-is-in-list([$Options.C18:.E18])" table:allow-empty-cell="true" table:display-list="unsorted" table:base-cell-address="'SurveyPortlet+uPortal'.C17"/>
        <table:content-validation table:name="val73" table:condition="of:cell-content-is-in-list([$Options.C30:.E30])" table:allow-empty-cell="true" table:display-list="unsorted" table:base-cell-address="'SurveyPortlet+uPortal'.C28"/>
        <table:content-validation table:name="val74" table:condition="of:cell-content-is-in-list([$Options.C33:.E33])" table:allow-empty-cell="true" table:display-list="unsorted" table:base-cell-address="'SurveyPortlet+uPortal'.C30"/>
        <table:content-validation table:name="val75" table:condition="of:cell-content-is-in-list([$Options.C37:.E37])" table:allow-empty-cell="true" table:display-list="unsorted" table:base-cell-address="'SurveyPortlet+uPortal'.C32"/>
        <table:content-validation table:name="val76" table:condition="of:cell-content-is-in-list([$Options.C48:.E48])" table:allow-empty-cell="true" table:display-list="unsorted" table:base-cell-address="'SurveyPortlet+uPortal'.C42"/>
        <table:content-validation table:name="val77" table:condition="of:cell-content-is-in-list([$Options.C54:.E54])" table:allow-empty-cell="true" table:display-list="unsorted" table:base-cell-address="'SurveyPortlet+uPortal'.C47"/>
        <table:content-validation table:name="val78" table:condition="of:cell-content-is-in-list([$Options.C58:.E58])" table:allow-empty-cell="true" table:display-list="unsorted" table:base-cell-address="'SurveyPortlet+uPortal'.C50"/>
        <table:content-validation table:name="val79" table:condition="of:cell-content-is-in-list([$Options.C60:.E60])" table:allow-empty-cell="true" table:display-list="unsorted" table:base-cell-address="'SurveyPortlet+uPortal'.C51"/>
        <table:content-validation table:name="val80" table:condition="of:cell-content-is-in-list([$Options.$C$3:.$E$3])" table:allow-empty-cell="true" table:display-list="unsorted" table:base-cell-address="'uPortal-app-launcher-generator'.C4">
          <table:error-message table:message-type="stop" table:display="true"/>
        </table:content-validation>
        <table:content-validation table:name="val81" table:condition="of:cell-content-is-in-list([$Options.$C$4:.$E$4])" table:allow-empty-cell="true" table:display-list="unsorted" table:base-cell-address="'uPortal-app-launcher-generator'.C5">
          <table:error-message table:message-type="stop" table:display="true"/>
        </table:content-validation>
        <table:content-validation table:name="val82" table:condition="of:cell-content-is-in-list([$Options.$C$5:.$E$5])" table:allow-empty-cell="true" table:display-list="unsorted" table:base-cell-address="'uPortal-app-launcher-generator'.C6">
          <table:error-message table:message-type="stop" table:display="true"/>
        </table:content-validation>
        <table:content-validation table:name="val83" table:condition="of:cell-content-is-in-list([$Options.$C$7:.$E$7])" table:allow-empty-cell="true" table:display-list="unsorted" table:base-cell-address="'uPortal-app-launcher-generator'.C7">
          <table:error-message table:message-type="stop" table:display="true"/>
        </table:content-validation>
        <table:content-validation table:name="val84" table:condition="of:cell-content-is-in-list([$Options.$C$8:.$E$8])" table:allow-empty-cell="true" table:display-list="unsorted" table:base-cell-address="'uPortal-app-launcher-generator'.C8">
          <table:error-message table:message-type="stop" table:display="true"/>
        </table:content-validation>
        <table:content-validation table:name="val85" table:condition="of:cell-content-is-in-list([$Options.$C$9:.$E$9])" table:allow-empty-cell="true" table:display-list="unsorted" table:base-cell-address="'uPortal-app-launcher-generator'.C9">
          <table:error-message table:message-type="stop" table:display="true"/>
        </table:content-validation>
        <table:content-validation table:name="val86" table:condition="of:cell-content-is-in-list([$Options.C11:.E11])" table:allow-empty-cell="true" table:display-list="unsorted" table:base-cell-address="'uPortal-app-launcher-generator'.C11"/>
        <table:content-validation table:name="val87" table:condition="of:cell-content-is-in-list([$Options.C18:.E18])" table:allow-empty-cell="true" table:display-list="unsorted" table:base-cell-address="'uPortal-app-launcher-generator'.C17"/>
        <table:content-validation table:name="val88" table:condition="of:cell-content-is-in-list([$Options.C30:.E30])" table:allow-empty-cell="true" table:display-list="unsorted" table:base-cell-address="'uPortal-app-launcher-generator'.C28"/>
        <table:content-validation table:name="val89" table:condition="of:cell-content-is-in-list([$Options.C33:.E33])" table:allow-empty-cell="true" table:display-list="unsorted" table:base-cell-address="'uPortal-app-launcher-generator'.C30"/>
        <table:content-validation table:name="val90" table:condition="of:cell-content-is-in-list([$Options.C37:.E37])" table:allow-empty-cell="true" table:display-list="unsorted" table:base-cell-address="'uPortal-app-launcher-generator'.C32"/>
        <table:content-validation table:name="val91" table:condition="of:cell-content-is-in-list([$Options.C48:.E48])" table:allow-empty-cell="true" table:display-list="unsorted" table:base-cell-address="'uPortal-app-launcher-generator'.C42"/>
        <table:content-validation table:name="val92" table:condition="of:cell-content-is-in-list([$Options.C54:.E54])" table:allow-empty-cell="true" table:display-list="unsorted" table:base-cell-address="'uPortal-app-launcher-generator'.C47"/>
        <table:content-validation table:name="val93" table:condition="of:cell-content-is-in-list([$Options.C58:.E58])" table:allow-empty-cell="true" table:display-list="unsorted" table:base-cell-address="'uPortal-app-launcher-generator'.C50"/>
        <table:content-validation table:name="val94" table:condition="of:cell-content-is-in-list([$Options.C60:.E60])" table:allow-empty-cell="true" table:display-list="unsorted" table:base-cell-address="'uPortal-app-launcher-generator'.C51"/>
      </table:content-validation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Vulnerable" calcext:value-type="string">
            <text:p>Vulnerable</text:p>
          </table:table-cell>
          <table:table-cell table:style-name="ce20" table:formula="of:=AVERAGE([.D3];[.D16];[.D27];[.D41];[.D49])" office:value-type="float" office:value="0" calcext:value-type="float">
            <text:p>0.00</text:p>
          </table:table-cell>
          <table:table-cell table:number-columns-repeated="2"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4:.D15])" office:value-type="float" office:value="0" calcext:value-type="float">
            <text:p>0.00</text:p>
          </table:table-cell>
          <table:table-cell>
            <draw:frame table:end-cell-address="Template.M15" table:end-x="47.79pt" table:end-y="13.49pt" draw:z-index="0" draw:name="Chart 1" draw:style-name="gr1" draw:text-style-name="P1" svg:width="599.98pt" svg:height="202.48pt" svg:x="4.85pt" svg:y="0pt">
              <draw:object draw:notify-on-update-of-ranges="Template.H2:Template.H15 Template.I2:Template.I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16" table:content-validation-name="val1"/>
          <table:table-cell table:style-name="ce22" table:formula="of:=IFERROR(MATCH([.C4];[$Options.C3:.E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16" table:content-validation-name="val2"/>
          <table:table-cell table:style-name="ce22" table:formula="of:=IFERROR(MATCH([.C5];[$Options.C4:.E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16" table:content-validation-name="val3"/>
          <table:table-cell table:style-name="ce22" table:formula="of:=IFERROR(MATCH([.C6];[$Options.C5:.E5];0)-1; 0)" office:value-type="float" office:value="0" calcext:value-type="float">
            <text:p>0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 table:style-name="ce24"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unique contributors (last twelve months)</text:p>
          </table:table-cell>
          <table:table-cell table:style-name="ce16" table:content-validation-name="val4"/>
          <table:table-cell table:style-name="ce22" table:formula="of:=IFERROR(MATCH([.C7];[$Options.C7:.E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5"/>
          <table:table-cell table:style-name="ce22" table:formula="of:=IFERROR(MATCH([.C8];[$Options.C8:.E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6"/>
          <table:table-cell table:style-name="ce22" table:formula="of:=IFERROR(MATCH([.C9];[$Options.C9:.E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6"/>
          <table:table-cell table:style-name="ce22" table:formula="of:=IFERROR(MATCH([.C10];[$Options.C10:.E1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16" table:content-validation-name="val7"/>
          <table:table-cell table:style-name="ce22" table:formula="of:=IFERROR(MATCH([.C11];[$Options.C11:.E1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16" table:content-validation-name="val7"/>
          <table:table-cell table:style-name="ce22" table:formula="of:=IFERROR(MATCH([.C12];[$Options.C12:.E1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Enforcement Policy</text:p>
          </table:table-cell>
          <table:table-cell table:style-name="ce16" table:content-validation-name="val7"/>
          <table:table-cell table:style-name="ce22" table:formula="of:=IFERROR(MATCH([.C13];[$Options.C13:.E1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16" table:content-validation-name="val7"/>
          <table:table-cell table:style-name="ce22" table:formula="of:=IFERROR(MATCH([.C14];[$Options.C14:.E1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16" table:content-validation-name="val7"/>
          <table:table-cell table:style-name="ce22" table:formula="of:=IFERROR(MATCH([.C15];[$Options.C15:.E1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17:.D26])" office:value-type="float" office:value="0" calcext:value-type="float">
            <text:p>0.00</text:p>
          </table:table-cell>
          <table:table-cell>
            <draw:frame table:end-cell-address="Template.M26" table:end-x="41.44pt" table:end-y="10.49pt" draw:z-index="1" draw:name="Chart 2" draw:style-name="gr1" draw:text-style-name="P1" svg:width="598.48pt" svg:height="152.99pt" svg:x="0pt" svg:y="15pt">
              <draw:object draw:notify-on-update-of-ranges="Template.H17:Template.H26 Template.I17:Template.I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16" table:content-validation-name="val8"/>
          <table:table-cell table:style-name="ce22" table:formula="of:=IFERROR(MATCH([.C17];[$Options.C18:.E1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Management practices </text:p>
          </table:table-cell>
          <table:table-cell table:style-name="ce16" table:content-validation-name="val8"/>
          <table:table-cell table:style-name="ce22" table:formula="of:=IFERROR(MATCH([.C18];[$Options.C19:.E1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ponsorship</text:p>
          </table:table-cell>
          <table:table-cell table:style-name="ce16" table:content-validation-name="val8"/>
          <table:table-cell table:style-name="ce22" table:formula="of:=IFERROR(MATCH([.C19];[$Options.C20:.E2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16" table:content-validation-name="val8"/>
          <table:table-cell table:style-name="ce22" table:formula="of:=IFERROR(MATCH([.C20];[$Options.C21:.E2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16" table:content-validation-name="val8"/>
          <table:table-cell table:style-name="ce22" table:formula="of:=IFERROR(MATCH([.C21];[$Options.C22:.E2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vailability of Roadmap</text:p>
          </table:table-cell>
          <table:table-cell table:style-name="ce16" table:content-validation-name="val8"/>
          <table:table-cell table:style-name="ce22" table:formula="of:=IFERROR(MATCH([.C22];[$Options.C23:.E2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quirements Management</text:p>
          </table:table-cell>
          <table:table-cell table:style-name="ce16" table:content-validation-name="val8"/>
          <table:table-cell table:style-name="ce22" table:formula="of:=IFERROR(MATCH([.C23];[$Options.C24:.E2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16" table:content-validation-name="val8"/>
          <table:table-cell table:style-name="ce22" table:formula="of:=IFERROR(MATCH([.C24];[$Options.C25:.E2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16" table:content-validation-name="val8"/>
          <table:table-cell table:style-name="ce22" table:formula="of:=IFERROR(MATCH([.C25];[$Options.C26:.E26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16" table:content-validation-name="val8"/>
          <table:table-cell table:style-name="ce22" table:formula="of:=IFERROR(MATCH([.C26];[$Options.C27:.E2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28:.D40])" office:value-type="float" office:value="0" calcext:value-type="float">
            <text:p>0.00</text:p>
          </table:table-cell>
          <table:table-cell>
            <draw:frame table:end-cell-address="Template.M39" table:end-x="42.94pt" table:end-y="12.73pt" draw:z-index="2" draw:name="Chart 3" draw:style-name="gr1" draw:text-style-name="P1" svg:width="599.98pt" svg:height="198.71pt" svg:x="0pt" svg:y="3pt">
              <draw:object draw:notify-on-update-of-ranges="Template.H28:Template.H40 Template.I28:Template.I4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9"/>
          <table:table-cell table:style-name="ce22" table:formula="of:=IFERROR(MATCH([.C28];[$Options.C30:.E3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16" table:content-validation-name="val9"/>
          <table:table-cell table:style-name="ce22" table:formula="of:=IFERROR(MATCH([.C29];[$Options.C31:.E3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License compatibilities</text:p>
          </table:table-cell>
          <table:table-cell table:style-name="ce16" table:content-validation-name="val10"/>
          <table:table-cell table:style-name="ce22" table:formula="of:=IFERROR(MATCH([.C30];[$Options.C33:.E3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16" table:content-validation-name="val10"/>
          <table:table-cell table:style-name="ce22" table:formula="of:=IFERROR(MATCH([.C31];[$Options.C34:.E3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alability</text:p>
          </table:table-cell>
          <table:table-cell table:style-name="ce16" table:content-validation-name="val11"/>
          <table:table-cell table:style-name="ce22" table:formula="of:=IFERROR(MATCH([.C32];[$Options.C37:.E3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doption of Current Technology Trends</text:p>
          </table:table-cell>
          <table:table-cell table:style-name="ce16" table:content-validation-name="val11"/>
          <table:table-cell table:style-name="ce22" table:formula="of:=IFERROR(MATCH([.C33];[$Options.C38:.E3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major production release</text:p>
          </table:table-cell>
          <table:table-cell table:style-name="ce16" table:content-validation-name="val11"/>
          <table:table-cell table:style-name="ce22" table:formula="of:=IFERROR(MATCH([.C34];[$Options.C39:.E3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11"/>
          <table:table-cell table:style-name="ce22" table:formula="of:=IFERROR(MATCH([.C35];[$Options.C40:.E4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11"/>
          <table:table-cell table:style-name="ce22" table:formula="of:=IFERROR(MATCH([.C36];[$Options.C41:.E4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16" table:content-validation-name="val11"/>
          <table:table-cell table:style-name="ce22" table:formula="of:=IFERROR(MATCH([.C37];[$Options.C42:.E4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16" table:content-validation-name="val11"/>
          <table:table-cell table:style-name="ce22" table:formula="of:=IFERROR(MATCH([.C38];[$Options.C43:.E4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Use of Standards</text:p>
          </table:table-cell>
          <table:table-cell table:style-name="ce16" table:content-validation-name="val11"/>
          <table:table-cell table:style-name="ce22" table:formula="of:=IFERROR(MATCH([.C39];[$Options.C44:.E4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ccessibility</text:p>
          </table:table-cell>
          <table:table-cell table:style-name="ce16" table:content-validation-name="val11"/>
          <table:table-cell table:style-name="ce22" table:formula="of:=IFERROR(MATCH([.C40];[$Options.C45:.E4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42:.D48])" office:value-type="float" office:value="0" calcext:value-type="float">
            <text:p>0.00</text:p>
          </table:table-cell>
          <table:table-cell>
            <draw:frame table:end-cell-address="Template.M48" table:end-x="42.94pt" table:end-y="13.46pt" draw:z-index="3" draw:name="Chart 4" draw:style-name="gr1" draw:text-style-name="P1" svg:width="598.48pt" svg:height="121.46pt" svg:x="1.5pt" svg:y="2.24pt">
              <draw:object draw:notify-on-update-of-ranges="Template.H42:Template.H48 Template.I42:Template.I4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16" table:content-validation-name="val12"/>
          <table:table-cell table:style-name="ce22" table:formula="of:=IFERROR(MATCH([.C42];[$Options.C48:.E4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older devices</text:p>
          </table:table-cell>
          <table:table-cell table:style-name="ce16" table:content-validation-name="val12"/>
          <table:table-cell table:style-name="ce22" table:formula="of:=IFERROR(MATCH([.C43];[$Options.C49:.E4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16" table:content-validation-name="val12"/>
          <table:table-cell table:style-name="ce22" table:formula="of:=IFERROR(MATCH([.C44];[$Options.C50:.E5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16" table:content-validation-name="val12"/>
          <table:table-cell table:style-name="ce22" table:formula="of:=IFERROR(MATCH([.C45];[$Options.C51:.E5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16" table:content-validation-name="val12"/>
          <table:table-cell table:style-name="ce22" table:formula="of:=IFERROR(MATCH([.C46];[$Options.C52:.E5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mmunication Outlets</text:p>
          </table:table-cell>
          <table:table-cell table:style-name="ce16" table:content-validation-name="val13"/>
          <table:table-cell table:style-name="ce22" table:formula="of:=IFERROR(MATCH([.C47];[$Options.C54:.E5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(Mailing List, Forum)</text:p>
          </table:table-cell>
          <table:table-cell table:style-name="ce16" table:content-validation-name="val13"/>
          <table:table-cell table:style-name="ce22" table:formula="of:=IFERROR(MATCH([.C48];[$Options.C55:.E5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50:.D51])" office:value-type="float" office:value="0" calcext:value-type="float">
            <text:p>0.00</text:p>
          </table:table-cell>
          <table:table-cell>
            <draw:frame table:end-cell-address="Template.M53" table:end-x="43.68pt" table:end-y="11.25pt" draw:z-index="4" draw:name="Chart 5" draw:style-name="gr1" draw:text-style-name="P1" svg:width="599.98pt" svg:height="71.23pt" svg:x="0.74pt" svg:y="3pt">
              <draw:object draw:notify-on-update-of-ranges="Template.H51:Template.H52 Template.I51:Template.I5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Policy on data privacy</text:p>
          </table:table-cell>
          <table:table-cell table:style-name="ce16" table:content-validation-name="val14"/>
          <table:table-cell table:style-name="ce22" table:formula="of:=IFERROR(MATCH([.C50];[$Options.C58:.E58];0)-1; 0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6"/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15"/>
          <table:table-cell table:style-name="ce23" table:formula="of:=IFERROR(MATCH([.C51];[$Options.C60:.E6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4"/>
          <table:table-cell table:style-name="ce24"/>
          <table:table-cell table:style-name="ce26" office:value-type="string" calcext:value-type="string">
            <text:p>Security Review</text:p>
          </table:table-cell>
          <table:table-cell table:style-name="ce27" table:formula="of:=[.D5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4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ons" table:style-name="ta2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4" table:default-cell-style-name="Default"/>
        <table:table-row table:style-name="ro1">
          <table:table-cell table:style-name="ce29" office:value-type="string" calcext:value-type="string">
            <text:p>Category</text:p>
          </table:table-cell>
          <table:table-cell table:style-name="ce29" office:value-type="string" calcext:value-type="string">
            <text:p>Topic</text:p>
          </table:table-cell>
          <table:table-cell table:style-name="ce29" table:content-validation-name="val16" office:value-type="string" calcext:value-type="string">
            <text:p>Vulnerable</text:p>
          </table:table-cell>
          <table:table-cell table:style-name="ce35" table:content-validation-name="val17" office:value-type="string" calcext:value-type="string">
            <text:p>Established</text:p>
          </table:table-cell>
          <table:table-cell table:style-name="ce35" table:content-validation-name="val18" office:value-type="string" calcext:value-type="string">
            <text:p>Mature</text:p>
          </table:table-cell>
          <table:table-cell table:style-name="ce41" table:content-validation-name="val19" office:value-type="string" calcext:value-type="string">
            <text:p>Exemplary</text:p>
          </table:table-cell>
          <table:table-cell table:style-name="ce7" office:value-type="string" calcext:value-type="string">
            <text:p>Score 0</text:p>
          </table:table-cell>
          <table:table-cell table:style-name="ce7" office:value-type="string" calcext:value-type="string">
            <text:p>Score 1</text:p>
          </table:table-cell>
          <table:table-cell table:style-name="ce7" office:value-type="string" calcext:value-type="string">
            <text:p>Score 2</text:p>
          </table:table-cell>
          <table:table-cell table:style-name="ce7" office:value-type="string" calcext:value-type="string">
            <text:p>All Categories at 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core</text:p>
          </table:table-cell>
          <table:table-cell table:style-name="ce9"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Emergent</text:p>
          </table:table-cell>
          <table:table-cell table:style-name="ce7" office:value-type="string" calcext:value-type="string">
            <text:p>Established</text:p>
          </table:table-cell>
          <table:table-cell table:style-name="ce7" office:value-type="string" calcext:value-type="string">
            <text:p>Mature</text:p>
          </table:table-cell>
          <table:table-cell table:style-name="ce7" office:value-type="string" calcext:value-type="string">
            <text:p>Exemplary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Maturity of the community</text:p>
          </table:table-cell>
          <table:table-cell table:style-name="ce11" office:value-type="string" calcext:value-type="string">
            <text:p>less than 2 years</text:p>
          </table:table-cell>
          <table:table-cell table:style-name="ce33" office:value-type="string" calcext:value-type="string">
            <text:p>2-8 years</text:p>
          </table:table-cell>
          <table:table-cell table:style-name="ce11" office:value-type="string" calcext:value-type="string">
            <text:p>8+ years</text:p>
          </table:table-cell>
          <table:table-cell/>
          <table:table-cell table:style-name="ce7" office:value-type="string" calcext:value-type="string">
            <text:p>Vulnerable</text:p>
          </table:table-cell>
          <table:table-cell table:style-name="ce7" office:value-type="string" calcext:value-type="string">
            <text:p>Sta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Model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1" office:value-type="string" calcext:value-type="string">
            <text:p>Openness/availability of the community</text:p>
          </table:table-cell>
          <table:table-cell table:style-name="ce33" office:value-type="string" calcext:value-type="string">
            <text:p>Limited to specific skillsets/industry members</text:p>
          </table:table-cell>
          <table:table-cell table:style-name="ce33" office:value-type="string" calcext:value-type="string">
            <text:p>Open to all but requires vetting/invitation by designated community members</text:p>
          </table:table-cell>
          <table:table-cell table:style-name="ce33" office:value-type="string" calcext:value-type="string">
            <text:p>Open to all potential contributors</text:p>
          </table:table-cell>
          <table:table-cell/>
          <table:table-cell table:style-name="ce16" office:value-type="string" calcext:value-type="string">
            <text:p>Emergent / Vulnerable</text:p>
          </table:table-cell>
          <table:table-cell table:style-name="ce16" office:value-type="string" calcext:value-type="string">
            <text:p>Established / Stable</text:p>
          </table:table-cell>
          <table:table-cell table:style-name="ce7" office:value-type="string" calcext:value-type="string">
            <text:p>Mature / Excellent</text:p>
          </table:table-cell>
          <table:table-cell table:style-name="ce7" office:value-type="string" calcext:value-type="string">
            <text:p>Ideal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1" office:value-type="string" calcext:value-type="string">
            <text:p>Scope of participating organizations</text:p>
          </table:table-cell>
          <table:table-cell table:style-name="ce11" office:value-type="string" calcext:value-type="string">
            <text:p>Only founding organizations</text:p>
          </table:table-cell>
          <table:table-cell table:style-name="ce33" office:value-type="string" calcext:value-type="string">
            <text:p>Membership-only (paid or unpaid)</text:p>
          </table:table-cell>
          <table:table-cell table:style-name="ce33" office:value-type="string" calcext:value-type="string">
            <text:p>Any/all interested organizations</text:p>
          </table:table-cell>
          <table:table-cell/>
          <table:table-cell table:style-name="ce16" table:number-columns-repeated="3"/>
          <table:table-cell table:style-name="ce7" office:value-type="string" calcext:value-type="string">
            <text:p>Exceptional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1" office:value-type="string" calcext:value-type="string">
            <text:p>Scope of participating individuals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unique contributors (last twelve months)</text:p>
          </table:table-cell>
          <table:table-cell table:style-name="ce11" office:value-type="string" calcext:value-type="string">
            <text:p>0-50</text:p>
          </table:table-cell>
          <table:table-cell table:style-name="ce33" office:value-type="string" calcext:value-type="string">
            <text:p>51-100</text:p>
          </table:table-cell>
          <table:table-cell table:style-name="ce33" office:value-type="string" calcext:value-type="string">
            <text:p>101+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contributing institutions</text:p>
          </table:table-cell>
          <table:table-cell table:style-name="ce11" office:value-type="string" calcext:value-type="string">
            <text:p>0-5</text:p>
          </table:table-cell>
          <table:table-cell table:style-name="ce37" office:value-type="string" calcext:value-type="string">
            <text:p>6-10</text:p>
          </table:table-cell>
          <table:table-cell table:style-name="ce33" office:value-type="string" calcext:value-type="string">
            <text:p>10+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implementations</text:p>
          </table:table-cell>
          <table:table-cell table:style-name="ce11" office:value-type="string" calcext:value-type="string">
            <text:p>0-5</text:p>
          </table:table-cell>
          <table:table-cell table:style-name="ce37" office:value-type="string" calcext:value-type="string">
            <text:p>6-25</text:p>
          </table:table-cell>
          <table:table-cell table:style-name="ce33" office:value-type="string" calcext:value-type="string">
            <text:p>26+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live instances</text:p>
          </table:table-cell>
          <table:table-cell table:style-name="ce11" office:value-type="string" calcext:value-type="string">
            <text:p>0-5</text:p>
          </table:table-cell>
          <table:table-cell table:style-name="ce37" office:value-type="string" calcext:value-type="string">
            <text:p>6-25</text:p>
          </table:table-cell>
          <table:table-cell table:style-name="ce33" office:value-type="string" calcext:value-type="string">
            <text:p>26+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de of Conduct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33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de of Conduct Reporting Guide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33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de of Conduct Enforcment Policy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33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Onboarding Contributor Documentation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11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sponse time for Code Reviews</text:p>
          </table:table-cell>
          <table:table-cell table:style-name="ce11" office:value-type="string" calcext:value-type="string">
            <text:p>5+ days</text:p>
          </table:table-cell>
          <table:table-cell table:style-name="ce33" office:value-type="string" calcext:value-type="string">
            <text:p>3-5 days</text:p>
          </table:table-cell>
          <table:table-cell table:style-name="ce33" office:value-type="string" calcext:value-type="string">
            <text:p>1-3 days</text:p>
          </table:table-cell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 calcext:value-type="string">
            <text:p>Governance</text:p>
          </table:table-cell>
          <table:table-cell table:style-name="ce11" office:value-type="string" calcext:value-type="string">
            <text:p>Maturity of existing governance model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License</text:p>
          </table:table-cell>
          <table:table-cell table:style-name="ce11" office:value-type="string" calcext:value-type="string">
            <text:p>No license declared or uses non-OSI approved license</text:p>
          </table:table-cell>
          <table:table-cell table:style-name="ce33" office:value-type="string" calcext:value-type="string">
            <text:p>OSI-approved license(s) declared for part but not all of the package</text:p>
          </table:table-cell>
          <table:table-cell table:style-name="ce33" office:value-type="string" calcext:value-type="string">
            <text:p>OSI-approved licens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Management practices </text:p>
          </table:table-cell>
          <table:table-cell table:style-name="ce11" office:value-type="string" calcext:value-type="string">
            <text:p>No formal group management structure</text:p>
          </table:table-cell>
          <table:table-cell table:style-name="ce33" office:value-type="string" calcext:value-type="string">
            <text:p>Formal management structure based on group consensus</text:p>
          </table:table-cell>
          <table:table-cell table:style-name="ce33" office:value-type="string" calcext:value-type="string">
            <text:p>Formal management structure based on defined/documented governance model and clear voting rights and practice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ponsorship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Sponsorship includes marketing/public acknowledgement</text:p>
          </table:table-cell>
          <table:table-cell table:style-name="ce33" office:value-type="string" calcext:value-type="string">
            <text:p>Sponsorship conveys governance participation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Funding model</text:p>
          </table:table-cell>
          <table:table-cell table:style-name="ce11" office:value-type="string" calcext:value-type="string">
            <text:p>No formal funding/funding based on ad hoc contributions</text:p>
          </table:table-cell>
          <table:table-cell table:style-name="ce33" office:value-type="string" calcext:value-type="string">
            <text:p>Funding based on short term grant/project basis</text:p>
          </table:table-cell>
          <table:table-cell table:style-name="ce33" office:value-type="string" calcext:value-type="string">
            <text:p>Long term sponsorship or governing board funding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upport model</text:p>
          </table:table-cell>
          <table:table-cell table:style-name="ce11" office:value-type="string" calcext:value-type="string">
            <text:p>No support offered</text:p>
          </table:table-cell>
          <table:table-cell table:style-name="ce33" office:value-type="string" calcext:value-type="string">
            <text:p>Community can contribute issues and resolutions</text:p>
          </table:table-cell>
          <table:table-cell table:style-name="ce33" office:value-type="string" calcext:value-type="string">
            <text:p>Formal issue tracking and resolution procedures and policies are documented and available to the community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Availability of Roadmap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33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quirements Management</text:p>
          </table:table-cell>
          <table:table-cell table:style-name="ce11" office:value-type="string" calcext:value-type="string">
            <text:p>Not formally tracked or captured</text:p>
          </table:table-cell>
          <table:table-cell table:style-name="ce33" office:value-type="string" calcext:value-type="string">
            <text:p>Captured in document or spreadsheet</text:p>
          </table:table-cell>
          <table:table-cell table:style-name="ce33" office:value-type="string" calcext:value-type="string">
            <text:p>Captured in project/requirements management solution (e.g., Jira)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Governance Documentation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</text:p>
          </table:table-cell>
          <table:table-cell table:style-name="ce33" office:value-type="string" calcext:value-type="string">
            <text:p>Exists and is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nflict Resolution</text:p>
          </table:table-cell>
          <table:table-cell table:style-name="ce11" office:value-type="string" calcext:value-type="string">
            <text:p>Non-existent/not documented</text:p>
          </table:table-cell>
          <table:table-cell table:style-name="ce33" office:value-type="string" calcext:value-type="string">
            <text:p>Non-documented or informal practice</text:p>
          </table:table-cell>
          <table:table-cell table:style-name="ce33" office:value-type="string" calcext:value-type="string">
            <text:p>Detailed documented proces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Diversity Outreach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string" calcext:value-type="string">
            <text:p>Ad hoc diversity efforts</text:p>
          </table:table-cell>
          <table:table-cell table:style-name="ce11" office:value-type="string" calcext:value-type="string">
            <text:p>Formal program(s) for diversity</text:p>
          </table:table-cell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 calcext:value-type="string">
            <text:p>Development</text:p>
          </table:table-cell>
          <table:table-cell table:style-name="ce11" office:value-type="string" calcext:value-type="string">
            <text:p>Maturity of the current state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core committers in previous six months</text:p>
          </table:table-cell>
          <table:table-cell table:style-name="ce11" office:value-type="string" calcext:value-type="string">
            <text:p>up to 2</text:p>
          </table:table-cell>
          <table:table-cell table:style-name="ce38" office:value-type="string" calcext:value-type="string">
            <text:p>3-6</text:p>
          </table:table-cell>
          <table:table-cell table:style-name="ce33" office:value-type="string" calcext:value-type="string">
            <text:p>7+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cency of last commit</text:p>
          </table:table-cell>
          <table:table-cell table:style-name="ce11" office:value-type="string" calcext:value-type="string">
            <text:p>More than a year ago</text:p>
          </table:table-cell>
          <table:table-cell table:style-name="ce33" office:value-type="string" calcext:value-type="string">
            <text:p>6-12 months ago</text:p>
          </table:table-cell>
          <table:table-cell table:style-name="ce33" office:value-type="string" calcext:value-type="string">
            <text:p>Less than 6 months ago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30" office:value-type="string" calcext:value-type="string">
            <text:p>Dependencies (technical)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License compatibilities</text:p>
          </table:table-cell>
          <table:table-cell table:style-name="ce11" office:value-type="string" calcext:value-type="string">
            <text:p>licensing is ignored</text:p>
          </table:table-cell>
          <table:table-cell table:style-name="ce33" office:value-type="string" calcext:value-type="string">
            <text:p>licensing review is a manual process</text:p>
          </table:table-cell>
          <table:table-cell table:style-name="ce33" office:value-type="string" calcext:value-type="string">
            <text:p>licensing review is either automated or reviewed on defined schedu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ntributor License Agreements</text:p>
          </table:table-cell>
          <table:table-cell table:style-name="ce11" office:value-type="string" calcext:value-type="string">
            <text:p>non-existent</text:p>
          </table:table-cell>
          <table:table-cell table:style-name="ce39" office:value-type="string" calcext:value-type="string">
            <text:p>captured; not enforced</text:p>
          </table:table-cell>
          <table:table-cell table:style-name="ce11" office:value-type="string" calcext:value-type="string">
            <text:p>formal process; publicly availabl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31" office:value-type="string" calcext:value-type="string">
            <text:p>Number of commits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31" office:value-type="string" calcext:value-type="string">
            <text:p>Number of bug fixes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calability</text:p>
          </table:table-cell>
          <table:table-cell table:style-name="ce11" office:value-type="string" calcext:value-type="string">
            <text:p>hard or known technical limit to scale</text:p>
          </table:table-cell>
          <table:table-cell table:style-name="ce33" office:value-type="string" calcext:value-type="string">
            <text:p>fixed or manual scaling</text:p>
          </table:table-cell>
          <table:table-cell table:style-name="ce33" office:value-type="string" calcext:value-type="string">
            <text:p>automatic scaling or on-demand resourcing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Adoption of Current Technology Trends</text:p>
          </table:table-cell>
          <table:table-cell table:style-name="ce11" office:value-type="string" calcext:value-type="string">
            <text:p>outdated</text:p>
          </table:table-cell>
          <table:table-cell table:style-name="ce33" office:value-type="string" calcext:value-type="string">
            <text:p>current/popular</text:p>
          </table:table-cell>
          <table:table-cell table:style-name="ce33" office:value-type="string" calcext:value-type="string">
            <text:p>bleeding edg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cency of last major production release</text:p>
          </table:table-cell>
          <table:table-cell table:style-name="ce11" office:value-type="string" calcext:value-type="string">
            <text:p>More than a year ago</text:p>
          </table:table-cell>
          <table:table-cell table:style-name="ce33" office:value-type="string" calcext:value-type="string">
            <text:p>6-12 months ago</text:p>
          </table:table-cell>
          <table:table-cell table:style-name="ce33" office:value-type="string" calcext:value-type="string">
            <text:p>Less than 8 months ago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Number of major production releases</text:p>
          </table:table-cell>
          <table:table-cell table:style-name="ce11" office:value-type="string" calcext:value-type="string">
            <text:p>0-1</text:p>
          </table:table-cell>
          <table:table-cell table:style-name="ce40" office:value-type="string" calcext:value-type="string">
            <text:p>2-5</text:p>
          </table:table-cell>
          <table:table-cell table:style-name="ce33" office:value-type="string" calcext:value-type="string">
            <text:p>More than 5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1" office:value-type="string" calcext:value-type="string">
            <text:p>0-2</text:p>
          </table:table-cell>
          <table:table-cell table:style-name="ce40" office:value-type="string" calcext:value-type="string">
            <text:p>3-5</text:p>
          </table:table-cell>
          <table:table-cell table:style-name="ce33" office:value-type="string" calcext:value-type="string">
            <text:p>More than 5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Testing</text:p>
          </table:table-cell>
          <table:table-cell table:style-name="ce11" office:value-type="string" calcext:value-type="string">
            <text:p>Ad hoc manual testing</text:p>
          </table:table-cell>
          <table:table-cell table:style-name="ce33" office:value-type="string" calcext:value-type="string">
            <text:p>Written test scripts exist and are current and utilized</text:p>
          </table:table-cell>
          <table:table-cell table:style-name="ce33" office:value-type="string" calcext:value-type="string">
            <text:p>Automated test script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Integrations</text:p>
          </table:table-cell>
          <table:table-cell table:style-name="ce11" office:value-type="string" calcext:value-type="string">
            <text:p>No available integrations</text:p>
          </table:table-cell>
          <table:table-cell table:style-name="ce33" office:value-type="string" calcext:value-type="string">
            <text:p>Uses bespoke or Peer to Peer/direct integrations</text:p>
          </table:table-cell>
          <table:table-cell table:style-name="ce33" office:value-type="string" calcext:value-type="string">
            <text:p>Uses APIs or other abstracted integration architectures and methodologie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Use of Standards</text:p>
          </table:table-cell>
          <table:table-cell table:style-name="ce11" office:value-type="string" calcext:value-type="string">
            <text:p>Does not use any standards</text:p>
          </table:table-cell>
          <table:table-cell table:style-name="ce33" office:value-type="string" calcext:value-type="string">
            <text:p>Implements standards but is not certified or otherwise modifies/extends core standard definitions</text:p>
          </table:table-cell>
          <table:table-cell table:style-name="ce33" office:value-type="string" calcext:value-type="string">
            <text:p>Implements standards as documented and where available has certified compliance.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Accessibility</text:p>
          </table:table-cell>
          <table:table-cell table:style-name="ce34" office:value-type="string" calcext:value-type="string">
            <text:p>Does not adhere, or does not claim to adhere, to any accessibility compliance.</text:p>
          </table:table-cell>
          <table:table-cell table:style-name="ce34" office:value-type="string" calcext:value-type="string">
            <text:p>Publicly claims (via website or other documentation) to adhere to accessibility compliance standards, but has not gone through any documented testing.</text:p>
          </table:table-cell>
          <table:table-cell table:style-name="ce34" office:value-type="string" calcext:value-type="string">
            <text:p>Provides VPAT or other proof of accessibility standards adherence</text:p>
          </table:table-cell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 calcext:value-type="string">
            <text:p>Support</text:p>
          </table:table-cell>
          <table:table-cell table:style-name="ce11" office:value-type="string" calcext:value-type="string">
            <text:p>Installation Documentation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, but incomplete or outdated</text:p>
          </table:table-cell>
          <table:table-cell table:style-name="ce33" office:value-type="string" calcext:value-type="string">
            <text:p>Exists and is current and complet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upport for older devices</text:p>
          </table:table-cell>
          <table:table-cell table:style-name="ce11" office:value-type="string" calcext:value-type="string">
            <text:p>Current tech only</text:p>
          </table:table-cell>
          <table:table-cell table:style-name="ce33" office:value-type="string" calcext:value-type="string">
            <text:p>Devices up to 5 years old</text:p>
          </table:table-cell>
          <table:table-cell table:style-name="ce33" office:value-type="string" calcext:value-type="string">
            <text:p>Devices over 5 years old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upport for mobile and limited (e.g. Chromebook) devices</text:p>
          </table:table-cell>
          <table:table-cell table:style-name="ce11" office:value-type="string" calcext:value-type="string">
            <text:p>No support for mobile / limited devices</text:p>
          </table:table-cell>
          <table:table-cell table:style-name="ce33" office:value-type="string" calcext:value-type="string">
            <text:p>Partial support for mobile / limited devices</text:p>
          </table:table-cell>
          <table:table-cell table:style-name="ce33" office:value-type="string" calcext:value-type="string">
            <text:p>Responsive design or dedicated platform app(s)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Exists but is imcomplete or outdated</text:p>
          </table:table-cell>
          <table:table-cell table:style-name="ce33" office:value-type="string" calcext:value-type="string">
            <text:p>Exists and is current and complete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Professional Services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At least 1 organization provides professional services related to the OSS</text:p>
          </table:table-cell>
          <table:table-cell table:style-name="ce33" office:value-type="string" calcext:value-type="string">
            <text:p>More than 1 organization provides professional services related to the OS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30" office:value-type="string" calcext:value-type="string">
            <text:p>Access / Helpfulness of Developers? Chat channel, etc.?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Communication Outlets</text:p>
          </table:table-cell>
          <table:table-cell table:style-name="ce11" office:value-type="string" calcext:value-type="string">
            <text:p>Not Exist</text:p>
          </table:table-cell>
          <table:table-cell table:style-name="ce33" office:value-type="string" calcext:value-type="string">
            <text:p>Mailing List</text:p>
          </table:table-cell>
          <table:table-cell table:style-name="ce33" office:value-type="string" calcext:value-type="string">
            <text:p>Mailing List + Forum + Chat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sponse Time (Mailing List, Forum)</text:p>
          </table:table-cell>
          <table:table-cell table:style-name="ce11" office:value-type="string" calcext:value-type="string">
            <text:p>72+ hours</text:p>
          </table:table-cell>
          <table:table-cell table:style-name="ce33" office:value-type="string" calcext:value-type="string">
            <text:p>24 - 72 hours</text:p>
          </table:table-cell>
          <table:table-cell table:style-name="ce33" office:value-type="string" calcext:value-type="string">
            <text:p>1 - 24 hrs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Response to reported bugs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 calcext:value-type="string">
            <text:p>Security/Privacy</text:p>
          </table:table-cell>
          <table:table-cell table:style-name="ce11" office:value-type="string" calcext:value-type="string">
            <text:p>Policy on data privacy</text:p>
          </table:table-cell>
          <table:table-cell table:style-name="ce11" office:value-type="string" calcext:value-type="string">
            <text:p>Does not exist</text:p>
          </table:table-cell>
          <table:table-cell table:style-name="ce33" office:value-type="string" calcext:value-type="string">
            <text:p>Documented policy exists</text:p>
          </table:table-cell>
          <table:table-cell table:style-name="ce33" office:value-type="string" calcext:value-type="string">
            <text:p>Documented pledge of adherence to FERPA/COPPA/GDPR/CCPA/etc.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31" office:value-type="string" calcext:value-type="string">
            <text:p>Use of PII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1" office:value-type="string" calcext:value-type="string">
            <text:p>Security Reporting Process</text:p>
          </table:table-cell>
          <table:table-cell table:style-name="ce11" office:value-type="string" calcext:value-type="string">
            <text:p>None</text:p>
          </table:table-cell>
          <table:table-cell table:style-name="ce33" office:value-type="string" calcext:value-type="string">
            <text:p>Security email for reporting bugs, but procedure not public</text:p>
          </table:table-cell>
          <table:table-cell table:style-name="ce33" office:value-type="string" calcext:value-type="string">
            <text:p>Public documented security procedure + vulnerability disclosure</text:p>
          </table:table-cell>
          <table:table-cell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iteCRM (Assessor 2)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3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Mature" calcext:value-type="string">
            <text:p>Mature</text:p>
          </table:table-cell>
          <table:table-cell table:style-name="ce20" table:formula="of:=AVERAGE([.D3];[.D16];[.D27];[.D41];[.D49])" office:value-type="float" office:value="1.5" calcext:value-type="float">
            <text:p>1.50</text:p>
          </table:table-cell>
          <table:table-cell table:number-columns-repeated="3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4:.D15])" office:value-type="float" office:value="2" calcext:value-type="float">
            <text:p>2.00</text:p>
          </table:table-cell>
          <table:table-cell>
            <draw:frame table:end-cell-address="'SuiteCRM (Assessor 2)'.M15" table:end-x="47.79pt" table:end-y="13.49pt" draw:z-index="0" draw:name="Chart 6" draw:style-name="gr1" draw:text-style-name="P1" svg:width="599.98pt" svg:height="202.48pt" svg:x="4.85pt" svg:y="0pt">
              <draw:object draw:notify-on-update-of-ranges="'SuiteCRM (Assessor 2)'.H2:'SuiteCRM (Assessor 2)'.H15 'SuiteCRM (Assessor 2)'.I2:'SuiteCRM (Assessor 2)'.I1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7" table:content-validation-name="val20" office:value-type="string" calcext:value-type="string">
            <text:p>8+ years</text:p>
          </table:table-cell>
          <table:table-cell table:style-name="ce22" table:formula="of:=IFERROR(MATCH([.C4];[$Options.C3:.E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7" table:content-validation-name="val21" office:value-type="string" calcext:value-type="string">
            <text:p>Open to all potential contributors</text:p>
          </table:table-cell>
          <table:table-cell table:style-name="ce22" table:formula="of:=IFERROR(MATCH([.C5];[$Options.C4:.E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7" table:content-validation-name="val22" office:value-type="string" calcext:value-type="string">
            <text:p>Any/all interested organizations</text:p>
          </table:table-cell>
          <table:table-cell table:style-name="ce22" table:formula="of:=IFERROR(MATCH([.C6];[$Options.C5:.E5];0)-1; 0)" office:value-type="float" office:value="2" calcext:value-type="float">
            <text:p>2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Number of unique contributors (last twelve months)</text:p>
          </table:table-cell>
          <table:table-cell table:style-name="ce7" table:content-validation-name="val23" office:value-type="string" calcext:value-type="string">
            <text:p>101+</text:p>
          </table:table-cell>
          <table:table-cell table:style-name="ce22" table:formula="of:=IFERROR(MATCH([.C7];[$Options.C7:.E7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24" office:value-type="string" calcext:value-type="string">
            <text:p>10+</text:p>
          </table:table-cell>
          <table:table-cell table:style-name="ce22" table:formula="of:=IFERROR(MATCH([.C8];[$Options.C8:.E8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25" office:value-type="string" calcext:value-type="string">
            <text:p>26+</text:p>
          </table:table-cell>
          <table:table-cell table:style-name="ce22" table:formula="of:=IFERROR(MATCH([.C9];[$Options.C9:.E9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25" office:value-type="string" calcext:value-type="string">
            <text:p>26+</text:p>
          </table:table-cell>
          <table:table-cell table:style-name="ce22" table:formula="of:=IFERROR(MATCH([.C10];[$Options.C10:.E1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7" table:content-validation-name="val26" office:value-type="string" calcext:value-type="string">
            <text:p>Exists and is publicly available</text:p>
          </table:table-cell>
          <table:table-cell table:style-name="ce22" table:formula="of:=IFERROR(MATCH([.C11];[$Options.C11:.E1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7" table:content-validation-name="val26" office:value-type="string" calcext:value-type="string">
            <text:p>Exists and is publicly available</text:p>
          </table:table-cell>
          <table:table-cell table:style-name="ce22" table:formula="of:=IFERROR(MATCH([.C12];[$Options.C12:.E1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Code of Conduct Enforcement Policy</text:p>
          </table:table-cell>
          <table:table-cell table:style-name="ce7" table:content-validation-name="val26" office:value-type="string" calcext:value-type="string">
            <text:p>Not Exist</text:p>
          </table:table-cell>
          <table:table-cell table:style-name="ce22" table:formula="of:=IFERROR(MATCH([.C13];[$Options.C13:.E13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7" table:content-validation-name="val26" office:value-type="string" calcext:value-type="string">
            <text:p>Exists and is publicly available</text:p>
          </table:table-cell>
          <table:table-cell table:style-name="ce22" table:formula="of:=IFERROR(MATCH([.C14];[$Options.C14:.E1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7" table:content-validation-name="val26" office:value-type="string" calcext:value-type="string">
            <text:p>5+ days</text:p>
          </table:table-cell>
          <table:table-cell table:style-name="ce22" table:formula="of:=IFERROR(MATCH([.C15];[$Options.C15:.E15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17:.D26])" office:value-type="float" office:value="1" calcext:value-type="float">
            <text:p>1.00</text:p>
          </table:table-cell>
          <table:table-cell>
            <draw:frame table:end-cell-address="'SuiteCRM (Assessor 2)'.M26" table:end-x="42.18pt" table:end-y="5.98pt" draw:z-index="1" draw:name="Chart 7" draw:style-name="gr1" draw:text-style-name="P1" svg:width="598.48pt" svg:height="152.99pt" svg:x="0.74pt" svg:y="10.49pt">
              <draw:object draw:notify-on-update-of-ranges="'SuiteCRM (Assessor 2)'.H17:'SuiteCRM (Assessor 2)'.H26 'SuiteCRM (Assessor 2)'.I17:'SuiteCRM (Assessor 2)'.I2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7" table:content-validation-name="val27" office:value-type="string" calcext:value-type="string">
            <text:p>OSI-approved license</text:p>
          </table:table-cell>
          <table:table-cell table:style-name="ce22" table:formula="of:=IFERROR(MATCH([.C17];[$Options.C18:.E18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o clear indication except for nominating issues in sprint planning</text:p>
          </table:table-cell>
          <table:table-cell table:style-name="ce11" office:value-type="string" calcext:value-type="string">
            <text:p>Management practices </text:p>
          </table:table-cell>
          <table:table-cell table:style-name="ce7" table:content-validation-name="val27" office:value-type="string" calcext:value-type="string">
            <text:p>Formal management structure based on group consensus</text:p>
          </table:table-cell>
          <table:table-cell table:style-name="ce22" table:formula="of:=IFERROR(MATCH([.C18];[$Options.C19:.E19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ponsorship</text:p>
          </table:table-cell>
          <table:table-cell table:style-name="ce7" table:content-validation-name="val27" office:value-type="string" calcext:value-type="string">
            <text:p>Sponsorship includes marketing/public acknowledgement</text:p>
          </table:table-cell>
          <table:table-cell table:style-name="ce22" table:formula="of:=IFERROR(MATCH([.C19];[$Options.C20:.E20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7" table:content-validation-name="val27" office:value-type="string" calcext:value-type="string">
            <text:p>No formal funding/funding based on ad hoc contributions</text:p>
          </table:table-cell>
          <table:table-cell table:style-name="ce22" table:formula="of:=IFERROR(MATCH([.C20];[$Options.C21:.E21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7" table:content-validation-name="val27" office:value-type="string" calcext:value-type="string">
            <text:p>Formal issue tracking and resolution procedures and policies are documented and available to the community</text:p>
          </table:table-cell>
          <table:table-cell table:style-name="ce22" table:formula="of:=IFERROR(MATCH([.C21];[$Options.C22:.E2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uld not find a link to it, but it's mentioned</text:p>
          </table:table-cell>
          <table:table-cell table:style-name="ce11" office:value-type="string" calcext:value-type="string">
            <text:p>Availability of Roadmap</text:p>
          </table:table-cell>
          <table:table-cell table:style-name="ce7" table:content-validation-name="val27" office:value-type="string" calcext:value-type="string">
            <text:p>Exists</text:p>
          </table:table-cell>
          <table:table-cell table:style-name="ce22" table:formula="of:=IFERROR(MATCH([.C22];[$Options.C23:.E23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11" office:value-type="string" calcext:value-type="string">
            <text:p>Requirements Management</text:p>
          </table:table-cell>
          <table:table-cell table:style-name="ce7" table:content-validation-name="val27" office:value-type="string" calcext:value-type="string">
            <text:p>Captured in project/requirements management solution (e.g., Jira)</text:p>
          </table:table-cell>
          <table:table-cell table:style-name="ce22" table:formula="of:=IFERROR(MATCH([.C23];[$Options.C24:.E2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7" table:content-validation-name="val27" office:value-type="string" calcext:value-type="string">
            <text:p>Not Exist</text:p>
          </table:table-cell>
          <table:table-cell table:style-name="ce22" table:formula="of:=IFERROR(MATCH([.C24];[$Options.C25:.E25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7" table:content-validation-name="val27" office:value-type="string" calcext:value-type="string">
            <text:p>Non-existent/not documented</text:p>
          </table:table-cell>
          <table:table-cell table:style-name="ce22" table:formula="of:=IFERROR(MATCH([.C25];[$Options.C26:.E26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7" table:content-validation-name="val27" office:value-type="string" calcext:value-type="string">
            <text:p>Non-existent</text:p>
          </table:table-cell>
          <table:table-cell table:style-name="ce22" table:formula="of:=IFERROR(MATCH([.C26];[$Options.C27:.E27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28:.D40])" office:value-type="float" office:value="2" calcext:value-type="float">
            <text:p>2.00</text:p>
          </table:table-cell>
          <table:table-cell>
            <draw:frame table:end-cell-address="'SuiteCRM (Assessor 2)'.M39" table:end-x="42.94pt" table:end-y="12.73pt" draw:z-index="2" draw:name="Chart 8" draw:style-name="gr1" draw:text-style-name="P1" svg:width="599.98pt" svg:height="198.71pt" svg:x="0pt" svg:y="3pt">
              <draw:object draw:notify-on-update-of-ranges="'SuiteCRM (Assessor 2)'.H28:'SuiteCRM (Assessor 2)'.H40 'SuiteCRM (Assessor 2)'.I28:'SuiteCRM (Assessor 2)'.I4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28" office:value-type="string" calcext:value-type="string">
            <text:p>7+</text:p>
          </table:table-cell>
          <table:table-cell table:style-name="ce22" table:formula="of:=IFERROR(MATCH([.C28];[$Options.C30:.E3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7" table:content-validation-name="val28" office:value-type="string" calcext:value-type="string">
            <text:p>Less than 6 months ago</text:p>
          </table:table-cell>
          <table:table-cell table:style-name="ce22" table:formula="of:=IFERROR(MATCH([.C29];[$Options.C31:.E3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License compatibilities</text:p>
          </table:table-cell>
          <table:table-cell table:style-name="ce7" table:content-validation-name="val29" office:value-type="string" calcext:value-type="string">
            <text:p>licensing review is a manual process</text:p>
          </table:table-cell>
          <table:table-cell table:style-name="ce22" table:formula="of:=IFERROR(MATCH([.C30];[$Options.C33:.E33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7" table:content-validation-name="val29" office:value-type="string" calcext:value-type="string">
            <text:p>formal process; publicly available</text:p>
          </table:table-cell>
          <table:table-cell table:style-name="ce22" table:formula="of:=IFERROR(MATCH([.C31];[$Options.C34:.E34];0)-1; 0)" office:value-type="float" office:value="2" calcext:value-type="float">
            <text:p>2</text:p>
          </table:table-cell>
          <table:table-cell table:number-columns-repeated="3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44" office:value-type="string" calcext:value-type="string">
            <text:p>Scalability</text:p>
          </table:table-cell>
          <table:table-cell table:style-name="ce7" table:content-validation-name="val30" office:value-type="string" calcext:value-type="string">
            <text:p>automatic scaling or on-demand resourcing</text:p>
          </table:table-cell>
          <table:table-cell table:style-name="ce22" table:formula="of:=IFERROR(MATCH([.C32];[$Options.C37:.E37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44" office:value-type="string" calcext:value-type="string">
            <text:p>Adoption of Current Technology Trends</text:p>
          </table:table-cell>
          <table:table-cell table:style-name="ce7" table:content-validation-name="val30" office:value-type="string" calcext:value-type="string">
            <text:p>current/popular</text:p>
          </table:table-cell>
          <table:table-cell table:style-name="ce22" table:formula="of:=IFERROR(MATCH([.C33];[$Options.C38:.E38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Recency of last major production release</text:p>
          </table:table-cell>
          <table:table-cell table:style-name="ce7" table:content-validation-name="val30" office:value-type="string" calcext:value-type="string">
            <text:p>6-12 months ago</text:p>
          </table:table-cell>
          <table:table-cell table:style-name="ce22" table:formula="of:=IFERROR(MATCH([.C34];[$Options.C39:.E39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30" office:value-type="string" calcext:value-type="string">
            <text:p>More than 5</text:p>
          </table:table-cell>
          <table:table-cell table:style-name="ce22" table:formula="of:=IFERROR(MATCH([.C35];[$Options.C40:.E4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30" office:value-type="string" calcext:value-type="string">
            <text:p>More than 5</text:p>
          </table:table-cell>
          <table:table-cell table:style-name="ce22" table:formula="of:=IFERROR(MATCH([.C36];[$Options.C41:.E4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7" table:content-validation-name="val30" office:value-type="string" calcext:value-type="string">
            <text:p>Automated test scripts</text:p>
          </table:table-cell>
          <table:table-cell table:style-name="ce22" table:formula="of:=IFERROR(MATCH([.C37];[$Options.C42:.E4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7" table:content-validation-name="val30" office:value-type="string" calcext:value-type="string">
            <text:p>Uses APIs or other abstracted integration architectures and methodologies</text:p>
          </table:table-cell>
          <table:table-cell table:style-name="ce22" table:formula="of:=IFERROR(MATCH([.C38];[$Options.C43:.E4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nly mentions so coding standards *</text:p>
          </table:table-cell>
          <table:table-cell table:style-name="ce44" office:value-type="string" calcext:value-type="string">
            <text:p>Use of Standards</text:p>
          </table:table-cell>
          <table:table-cell table:style-name="ce7" table:content-validation-name="val30" office:value-type="string" calcext:value-type="string">
            <text:p>Implements standards but is not certified or otherwise modifies/extends core standard definitions</text:p>
          </table:table-cell>
          <table:table-cell table:style-name="ce22" table:formula="of:=IFERROR(MATCH([.C39];[$Options.C44:.E44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n't find</text:p>
          </table:table-cell>
          <table:table-cell table:style-name="ce11" office:value-type="string" calcext:value-type="string">
            <text:p>Accessibility</text:p>
          </table:table-cell>
          <table:table-cell table:style-name="ce16" table:content-validation-name="val30"/>
          <table:table-cell table:style-name="ce22" table:formula="of:=IFERROR(MATCH([.C40];[$Options.C45:.E45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42:.D48])" office:value-type="float" office:value="2" calcext:value-type="float">
            <text:p>2.00</text:p>
          </table:table-cell>
          <table:table-cell>
            <draw:frame table:end-cell-address="'SuiteCRM (Assessor 2)'.M48" table:end-x="42.94pt" table:end-y="13.46pt" draw:z-index="3" draw:name="Chart 9" draw:style-name="gr1" draw:text-style-name="P1" svg:width="598.48pt" svg:height="121.46pt" svg:x="1.5pt" svg:y="2.24pt">
              <draw:object draw:notify-on-update-of-ranges="'SuiteCRM (Assessor 2)'.H42:'SuiteCRM (Assessor 2)'.H48 'SuiteCRM (Assessor 2)'.I42:'SuiteCRM (Assessor 2)'.I4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7" table:content-validation-name="val31" office:value-type="string" calcext:value-type="string">
            <text:p>Exists and is current and complete</text:p>
          </table:table-cell>
          <table:table-cell table:style-name="ce22" table:formula="of:=IFERROR(MATCH([.C42];[$Options.C48:.E48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n't find anything</text:p>
          </table:table-cell>
          <table:table-cell table:style-name="ce44" office:value-type="string" calcext:value-type="string">
            <text:p>Support for older devices</text:p>
          </table:table-cell>
          <table:table-cell table:style-name="ce16" table:content-validation-name="val31"/>
          <table:table-cell table:style-name="ce22" table:formula="of:=IFERROR(MATCH([.C43];[$Options.C49:.E49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7" table:content-validation-name="val31" office:value-type="string" calcext:value-type="string">
            <text:p>Responsive design or dedicated platform app(s)</text:p>
          </table:table-cell>
          <table:table-cell table:style-name="ce22" table:formula="of:=IFERROR(MATCH([.C44];[$Options.C50:.E5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7" table:content-validation-name="val31" office:value-type="string" calcext:value-type="string">
            <text:p>Exists and is current and complete</text:p>
          </table:table-cell>
          <table:table-cell table:style-name="ce22" table:formula="of:=IFERROR(MATCH([.C45];[$Options.C51:.E5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7" table:content-validation-name="val31" office:value-type="string" calcext:value-type="string">
            <text:p>More than 1 organization provides professional services related to the OSS</text:p>
          </table:table-cell>
          <table:table-cell table:style-name="ce22" table:formula="of:=IFERROR(MATCH([.C46];[$Options.C52:.E5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5" office:value-type="string" calcext:value-type="string">
            <text:p>Communication Outlets</text:p>
          </table:table-cell>
          <table:table-cell table:style-name="ce7" table:content-validation-name="val32" office:value-type="string" calcext:value-type="string">
            <text:p>Mailing List + Forum + Chat</text:p>
          </table:table-cell>
          <table:table-cell table:style-name="ce22" table:formula="of:=IFERROR(MATCH([.C47];[$Options.C54:.E5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4" office:value-type="string" calcext:value-type="string">
            <text:p>Response Time (Mailing List, Forum)</text:p>
          </table:table-cell>
          <table:table-cell table:style-name="ce7" table:content-validation-name="val32" office:value-type="string" calcext:value-type="string">
            <text:p>1 - 24 hrs</text:p>
          </table:table-cell>
          <table:table-cell table:style-name="ce22" table:formula="of:=IFERROR(MATCH([.C48];[$Options.C55:.E55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50:.D51])" office:value-type="float" office:value="0.5" calcext:value-type="float">
            <text:p>0.50</text:p>
          </table:table-cell>
          <table:table-cell>
            <draw:frame table:end-cell-address="'SuiteCRM (Assessor 2)'.M53" table:end-x="43.68pt" table:end-y="14.26pt" draw:z-index="4" draw:name="Chart 10" draw:style-name="gr1" draw:text-style-name="P1" svg:width="599.98pt" svg:height="71.23pt" svg:x="0.74pt" svg:y="6.01pt">
              <draw:object draw:notify-on-update-of-ranges="'SuiteCRM (Assessor 2)'.H51:'SuiteCRM (Assessor 2)'.H52 'SuiteCRM (Assessor 2)'.I51:'SuiteCRM (Assessor 2)'.I5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3" office:value-type="string" calcext:value-type="string">
            <text:p>add-on to bring in security policies</text:p>
          </table:table-cell>
          <table:table-cell table:style-name="ce44" office:value-type="string" calcext:value-type="string">
            <text:p>Policy on data privacy</text:p>
          </table:table-cell>
          <table:table-cell table:style-name="ce7" table:content-validation-name="val33" office:value-type="string" calcext:value-type="string">
            <text:p>Does not exist</text:p>
          </table:table-cell>
          <table:table-cell table:style-name="ce22" table:formula="of:=IFERROR(MATCH([.C50];[$Options.C58:.E58];0)-1; 0)" office:value-type="float" office:value="0" calcext:value-type="float">
            <text:p>0</text:p>
          </table:table-cell>
          <table:table-cell table:number-columns-repeated="3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6" office:value-type="string" calcext:value-type="string">
            <text:p>Security Reporting</text:p>
          </table:table-cell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34" office:value-type="string" calcext:value-type="string">
            <text:p>Security email for reporting bugs, but procedure not public</text:p>
          </table:table-cell>
          <table:table-cell table:style-name="ce23" table:formula="of:=IFERROR(MATCH([.C51];[$Options.C60:.E60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5"/>
          <table:table-cell table:style-name="ce26" office:value-type="string" calcext:value-type="string">
            <text:p>Security Reporting Process</text:p>
          </table:table-cell>
          <table:table-cell table:style-name="ce27" table:formula="of:=[.D51]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5"/>
          <table:table-cell table:style-name="ce24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odle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3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Exemplary" calcext:value-type="string">
            <text:p>Exemplary</text:p>
          </table:table-cell>
          <table:table-cell table:style-name="ce20" table:formula="of:=AVERAGE([.D3];[.D16];[.D27];[.D41];[.D49])" office:value-type="float" office:value="2" calcext:value-type="float">
            <text:p>2.00</text:p>
          </table:table-cell>
          <table:table-cell table:number-columns-repeated="3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4:.D15])" office:value-type="float" office:value="2" calcext:value-type="float">
            <text:p>2.00</text:p>
          </table:table-cell>
          <table:table-cell>
            <draw:frame table:end-cell-address="Moodle.M15" table:end-x="47.79pt" table:end-y="13.49pt" draw:z-index="0" draw:name="Chart 11" draw:style-name="gr1" draw:text-style-name="P1" svg:width="599.98pt" svg:height="202.48pt" svg:x="4.85pt" svg:y="0pt">
              <draw:object draw:notify-on-update-of-ranges="Moodle.H2:Moodle.H15 Moodle.I2:Moodle.I1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7" table:content-validation-name="val35" office:value-type="string" calcext:value-type="string">
            <text:p>8+ years</text:p>
          </table:table-cell>
          <table:table-cell table:style-name="ce22" table:formula="of:=IFERROR(MATCH([.C4];[$Options.C3:.E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7" table:content-validation-name="val36" office:value-type="string" calcext:value-type="string">
            <text:p>Open to all potential contributors</text:p>
          </table:table-cell>
          <table:table-cell table:style-name="ce22" table:formula="of:=IFERROR(MATCH([.C5];[$Options.C4:.E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7" table:content-validation-name="val37" office:value-type="string" calcext:value-type="string">
            <text:p>Any/all interested organizations</text:p>
          </table:table-cell>
          <table:table-cell table:style-name="ce22" table:formula="of:=IFERROR(MATCH([.C6];[$Options.C5:.E5];0)-1; 0)" office:value-type="float" office:value="2" calcext:value-type="float">
            <text:p>2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unique contributors (last twelve months)</text:p>
          </table:table-cell>
          <table:table-cell table:style-name="ce7" table:content-validation-name="val38" office:value-type="string" calcext:value-type="string">
            <text:p>101+</text:p>
          </table:table-cell>
          <table:table-cell table:style-name="ce22" table:formula="of:=IFERROR(MATCH([.C7];[$Options.C7:.E7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39" office:value-type="string" calcext:value-type="string">
            <text:p>10+</text:p>
          </table:table-cell>
          <table:table-cell table:style-name="ce22" table:formula="of:=IFERROR(MATCH([.C8];[$Options.C8:.E8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40" office:value-type="string" calcext:value-type="string">
            <text:p>26+</text:p>
          </table:table-cell>
          <table:table-cell table:style-name="ce22" table:formula="of:=IFERROR(MATCH([.C9];[$Options.C9:.E9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40" office:value-type="string" calcext:value-type="string">
            <text:p>26+</text:p>
          </table:table-cell>
          <table:table-cell table:style-name="ce22" table:formula="of:=IFERROR(MATCH([.C10];[$Options.C10:.E1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7" table:content-validation-name="val41" office:value-type="string" calcext:value-type="string">
            <text:p>Exists and is publicly available</text:p>
          </table:table-cell>
          <table:table-cell table:style-name="ce22" table:formula="of:=IFERROR(MATCH([.C11];[$Options.C11:.E1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7" table:content-validation-name="val41" office:value-type="string" calcext:value-type="string">
            <text:p>Exists and is publicly available</text:p>
          </table:table-cell>
          <table:table-cell table:style-name="ce22" table:formula="of:=IFERROR(MATCH([.C12];[$Options.C12:.E1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Enforcement Policy</text:p>
          </table:table-cell>
          <table:table-cell table:style-name="ce7" table:content-validation-name="val41" office:value-type="string" calcext:value-type="string">
            <text:p>Exists and is publicly available</text:p>
          </table:table-cell>
          <table:table-cell table:style-name="ce22" table:formula="of:=IFERROR(MATCH([.C13];[$Options.C13:.E1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7" table:content-validation-name="val41" office:value-type="string" calcext:value-type="string">
            <text:p>Exists and is publicly available</text:p>
          </table:table-cell>
          <table:table-cell table:style-name="ce22" table:formula="of:=IFERROR(MATCH([.C14];[$Options.C14:.E1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7" table:content-validation-name="val41" office:value-type="string" calcext:value-type="string">
            <text:p>1-3 days</text:p>
          </table:table-cell>
          <table:table-cell table:style-name="ce22" table:formula="of:=IFERROR(MATCH([.C15];[$Options.C15:.E15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17:.D26])" office:value-type="float" office:value="2" calcext:value-type="float">
            <text:p>2.00</text:p>
          </table:table-cell>
          <table:table-cell table:number-columns-repeated="3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7" table:content-validation-name="val42" office:value-type="string" calcext:value-type="string">
            <text:p>OSI-approved license</text:p>
          </table:table-cell>
          <table:table-cell table:style-name="ce22" table:formula="of:=IFERROR(MATCH([.C17];[$Options.C18:.E18];0)-1; 0)" office:value-type="float" office:value="2" calcext:value-type="float">
            <text:p>2</text:p>
          </table:table-cell>
          <table:table-cell>
            <draw:frame table:end-cell-address="Moodle.M26" table:end-x="41.44pt" table:end-y="12.76pt" draw:z-index="1" draw:name="Chart 12" draw:style-name="gr1" draw:text-style-name="P1" svg:width="598.48pt" svg:height="152.99pt" svg:x="0pt" svg:y="1.5pt">
              <draw:object draw:notify-on-update-of-ranges="Moodle.H17:Moodle.H26 Moodle.I17:Moodle.I2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Management practices </text:p>
          </table:table-cell>
          <table:table-cell table:style-name="ce7" table:content-validation-name="val42" office:value-type="string" calcext:value-type="string">
            <text:p>Formal management structure based on defined/documented governance model and clear voting rights and practices</text:p>
          </table:table-cell>
          <table:table-cell table:style-name="ce22" table:formula="of:=IFERROR(MATCH([.C18];[$Options.C19:.E19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ponsorship</text:p>
          </table:table-cell>
          <table:table-cell table:style-name="ce7" table:content-validation-name="val42" office:value-type="string" calcext:value-type="string">
            <text:p>Sponsorship conveys governance participation</text:p>
          </table:table-cell>
          <table:table-cell table:style-name="ce22" table:formula="of:=IFERROR(MATCH([.C19];[$Options.C20:.E2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7" table:content-validation-name="val42" office:value-type="string" calcext:value-type="string">
            <text:p>Long term sponsorship or governing board funding</text:p>
          </table:table-cell>
          <table:table-cell table:style-name="ce22" table:formula="of:=IFERROR(MATCH([.C20];[$Options.C21:.E2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7" table:content-validation-name="val42" office:value-type="string" calcext:value-type="string">
            <text:p>Formal issue tracking and resolution procedures and policies are documented and available to the community</text:p>
          </table:table-cell>
          <table:table-cell table:style-name="ce22" table:formula="of:=IFERROR(MATCH([.C21];[$Options.C22:.E2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vailability of Roadmap</text:p>
          </table:table-cell>
          <table:table-cell table:style-name="ce7" table:content-validation-name="val42" office:value-type="string" calcext:value-type="string">
            <text:p>Exists and is publicly available</text:p>
          </table:table-cell>
          <table:table-cell table:style-name="ce22" table:formula="of:=IFERROR(MATCH([.C22];[$Options.C23:.E2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quirements Management</text:p>
          </table:table-cell>
          <table:table-cell table:style-name="ce7" table:content-validation-name="val42" office:value-type="string" calcext:value-type="string">
            <text:p>Captured in project/requirements management solution (e.g., Jira)</text:p>
          </table:table-cell>
          <table:table-cell table:style-name="ce22" table:formula="of:=IFERROR(MATCH([.C23];[$Options.C24:.E2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7" table:content-validation-name="val42" office:value-type="string" calcext:value-type="string">
            <text:p>Exists and is publicly available</text:p>
          </table:table-cell>
          <table:table-cell table:style-name="ce22" table:formula="of:=IFERROR(MATCH([.C24];[$Options.C25:.E25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7" table:content-validation-name="val42" office:value-type="string" calcext:value-type="string">
            <text:p>Non-existent/not documented</text:p>
          </table:table-cell>
          <table:table-cell table:style-name="ce22" table:formula="of:=IFERROR(MATCH([.C25];[$Options.C26:.E26];0)-1; 0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7" table:content-validation-name="val42" office:value-type="string" calcext:value-type="string">
            <text:p>Formal program(s) for diversity</text:p>
          </table:table-cell>
          <table:table-cell table:style-name="ce22" table:formula="of:=IFERROR(MATCH([.C26];[$Options.C27:.E27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28:.D40])" office:value-type="float" office:value="2" calcext:value-type="float">
            <text:p>2.00</text:p>
          </table:table-cell>
          <table:table-cell>
            <draw:frame table:end-cell-address="Moodle.M39" table:end-x="42.94pt" table:end-y="12.73pt" draw:z-index="2" draw:name="Chart 13" draw:style-name="gr1" draw:text-style-name="P1" svg:width="599.98pt" svg:height="198.71pt" svg:x="0pt" svg:y="3pt">
              <draw:object draw:notify-on-update-of-ranges="Moodle.H28:Moodle.H40 Moodle.I28:Moodle.I4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43" office:value-type="string" calcext:value-type="string">
            <text:p>7+</text:p>
          </table:table-cell>
          <table:table-cell table:style-name="ce22" table:formula="of:=IFERROR(MATCH([.C28];[$Options.C30:.E3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7" table:content-validation-name="val43" office:value-type="string" calcext:value-type="string">
            <text:p>Less than 6 months ago</text:p>
          </table:table-cell>
          <table:table-cell table:style-name="ce22" table:formula="of:=IFERROR(MATCH([.C29];[$Options.C31:.E3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License compatibilities</text:p>
          </table:table-cell>
          <table:table-cell table:style-name="ce7" table:content-validation-name="val44" office:value-type="string" calcext:value-type="string">
            <text:p>licensing review is either automated or reviewed on defined schedule</text:p>
          </table:table-cell>
          <table:table-cell table:style-name="ce22" table:formula="of:=IFERROR(MATCH([.C30];[$Options.C33:.E3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7" table:content-validation-name="val44" office:value-type="string" calcext:value-type="string">
            <text:p>non-existent</text:p>
          </table:table-cell>
          <table:table-cell table:style-name="ce22" table:formula="of:=IFERROR(MATCH([.C31];[$Options.C34:.E34];0)-1; 0)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alability</text:p>
          </table:table-cell>
          <table:table-cell table:style-name="ce7" table:content-validation-name="val45" office:value-type="string" calcext:value-type="string">
            <text:p>fixed or manual scaling</text:p>
          </table:table-cell>
          <table:table-cell table:style-name="ce22" table:formula="of:=IFERROR(MATCH([.C32];[$Options.C37:.E37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doption of Current Technology Trends</text:p>
          </table:table-cell>
          <table:table-cell table:style-name="ce7" table:content-validation-name="val45" office:value-type="string" calcext:value-type="string">
            <text:p>current/popular</text:p>
          </table:table-cell>
          <table:table-cell table:style-name="ce22" table:formula="of:=IFERROR(MATCH([.C33];[$Options.C38:.E38];0)-1; 0)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major production release</text:p>
          </table:table-cell>
          <table:table-cell table:style-name="ce7" table:content-validation-name="val45" office:value-type="string" calcext:value-type="string">
            <text:p>Less than 8 months ago</text:p>
          </table:table-cell>
          <table:table-cell table:style-name="ce22" table:formula="of:=IFERROR(MATCH([.C34];[$Options.C39:.E39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45" office:value-type="string" calcext:value-type="string">
            <text:p>More than 5</text:p>
          </table:table-cell>
          <table:table-cell table:style-name="ce22" table:formula="of:=IFERROR(MATCH([.C35];[$Options.C40:.E4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45" office:value-type="string" calcext:value-type="string">
            <text:p>More than 5</text:p>
          </table:table-cell>
          <table:table-cell table:style-name="ce22" table:formula="of:=IFERROR(MATCH([.C36];[$Options.C41:.E4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7" table:content-validation-name="val45" office:value-type="string" calcext:value-type="string">
            <text:p>Automated test scripts</text:p>
          </table:table-cell>
          <table:table-cell table:style-name="ce22" table:formula="of:=IFERROR(MATCH([.C37];[$Options.C42:.E4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7" table:content-validation-name="val45" office:value-type="string" calcext:value-type="string">
            <text:p>Uses APIs or other abstracted integration architectures and methodologies</text:p>
          </table:table-cell>
          <table:table-cell table:style-name="ce22" table:formula="of:=IFERROR(MATCH([.C38];[$Options.C43:.E43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Use of Standards</text:p>
          </table:table-cell>
          <table:table-cell table:style-name="ce7" table:content-validation-name="val45" office:value-type="string" calcext:value-type="string">
            <text:p>Implements standards as documented and where available has certified compliance.</text:p>
          </table:table-cell>
          <table:table-cell table:style-name="ce22" table:formula="of:=IFERROR(MATCH([.C39];[$Options.C44:.E4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ccessibility</text:p>
          </table:table-cell>
          <table:table-cell table:style-name="ce7" table:content-validation-name="val45" office:value-type="string" calcext:value-type="string">
            <text:p>Provides VPAT or other proof of accessibility standards adherence</text:p>
          </table:table-cell>
          <table:table-cell table:style-name="ce22" table:formula="of:=IFERROR(MATCH([.C40];[$Options.C45:.E45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42:.D48])" office:value-type="float" office:value="2" calcext:value-type="float">
            <text:p>2.00</text:p>
          </table:table-cell>
          <table:table-cell>
            <draw:frame table:end-cell-address="Moodle.M48" table:end-x="42.94pt" table:end-y="13.46pt" draw:z-index="3" draw:name="Chart 14" draw:style-name="gr1" draw:text-style-name="P1" svg:width="598.48pt" svg:height="121.46pt" svg:x="1.5pt" svg:y="2.24pt">
              <draw:object draw:notify-on-update-of-ranges="Moodle.H42:Moodle.H48 Moodle.I42:Moodle.I4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7" table:content-validation-name="val46" office:value-type="string" calcext:value-type="string">
            <text:p>Exists and is current and complete</text:p>
          </table:table-cell>
          <table:table-cell table:style-name="ce22" table:formula="of:=IFERROR(MATCH([.C42];[$Options.C48:.E48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older devices</text:p>
          </table:table-cell>
          <table:table-cell table:style-name="ce7" table:content-validation-name="val46" office:value-type="string" calcext:value-type="string">
            <text:p>Devices over 5 years old</text:p>
          </table:table-cell>
          <table:table-cell table:style-name="ce22" table:formula="of:=IFERROR(MATCH([.C43];[$Options.C49:.E49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7" table:content-validation-name="val46" office:value-type="string" calcext:value-type="string">
            <text:p>Responsive design or dedicated platform app(s)</text:p>
          </table:table-cell>
          <table:table-cell table:style-name="ce22" table:formula="of:=IFERROR(MATCH([.C44];[$Options.C50:.E5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7" table:content-validation-name="val46" office:value-type="string" calcext:value-type="string">
            <text:p>Exists and is current and complete</text:p>
          </table:table-cell>
          <table:table-cell table:style-name="ce22" table:formula="of:=IFERROR(MATCH([.C45];[$Options.C51:.E51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7" table:content-validation-name="val46" office:value-type="string" calcext:value-type="string">
            <text:p>More than 1 organization provides professional services related to the OSS</text:p>
          </table:table-cell>
          <table:table-cell table:style-name="ce22" table:formula="of:=IFERROR(MATCH([.C46];[$Options.C52:.E52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mmunication Outlets</text:p>
          </table:table-cell>
          <table:table-cell table:style-name="ce7" table:content-validation-name="val47" office:value-type="string" calcext:value-type="string">
            <text:p>Mailing List + Forum + Chat</text:p>
          </table:table-cell>
          <table:table-cell table:style-name="ce22" table:formula="of:=IFERROR(MATCH([.C47];[$Options.C54:.E54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(Mailing List, Forum)</text:p>
          </table:table-cell>
          <table:table-cell table:style-name="ce7" table:content-validation-name="val47" office:value-type="string" calcext:value-type="string">
            <text:p>1 - 24 hrs</text:p>
          </table:table-cell>
          <table:table-cell table:style-name="ce22" table:formula="of:=IFERROR(MATCH([.C48];[$Options.C55:.E55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50:.D51])" office:value-type="float" office:value="2" calcext:value-type="float">
            <text:p>2.00</text:p>
          </table:table-cell>
          <table:table-cell>
            <draw:frame table:end-cell-address="Moodle.M53" table:end-x="44.45pt" table:end-y="15.76pt" draw:z-index="4" draw:name="Chart 15" draw:style-name="gr1" draw:text-style-name="P1" svg:width="599.98pt" svg:height="71.23pt" svg:x="1.5pt" svg:y="7.51pt">
              <draw:object draw:notify-on-update-of-ranges="Moodle.H51:Moodle.H52 Moodle.I51:Moodle.I5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Policy on data privacy</text:p>
          </table:table-cell>
          <table:table-cell table:style-name="ce7" table:content-validation-name="val48" office:value-type="string" calcext:value-type="string">
            <text:p>Documented pledge of adherence to FERPA/COPPA/GDPR/CCPA/etc.</text:p>
          </table:table-cell>
          <table:table-cell table:style-name="ce22" table:formula="of:=IFERROR(MATCH([.C50];[$Options.C58:.E58];0)-1; 0)" office:value-type="float" office:value="2" calcext:value-type="float">
            <text:p>2</text:p>
          </table:table-cell>
          <table:table-cell table:number-columns-repeated="3"/>
          <table:table-cell table:style-name="ce24"/>
          <table:table-cell table:style-name="ce27"/>
          <table:table-cell table:number-columns-repeated="1015"/>
        </table:table-row>
        <table:table-row table:style-name="ro1">
          <table:table-cell table:style-name="ce6"/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49" office:value-type="string" calcext:value-type="string">
            <text:p>Public documented security procedure + vulnerability disclosure</text:p>
          </table:table-cell>
          <table:table-cell table:style-name="ce23" table:formula="of:=IFERROR(MATCH([.C51];[$Options.C60:.E60];0)-1; 0)" office:value-type="float" office:value="2" calcext:value-type="float">
            <text:p>2</text:p>
          </table:table-cell>
          <table:table-cell table:number-columns-repeated="3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5"/>
          <table:table-cell table:style-name="ce26" office:value-type="string" calcext:value-type="string">
            <text:p>Security Reporting Process</text:p>
          </table:table-cell>
          <table:table-cell table:style-name="ce27" table:formula="of:=[.D51]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5"/>
          <table:table-cell table:style-name="ce24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ortal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Mature" calcext:value-type="string">
            <text:p>Mature</text:p>
          </table:table-cell>
          <table:table-cell table:style-name="ce20" table:formula="of:=AVERAGE([.D3];[.D16];[.D27];[.D41];[.D49])" office:value-type="float" office:value="1.6" calcext:value-type="float">
            <text:p>1.60</text:p>
          </table:table-cell>
          <table:table-cell table:number-columns-repeated="2"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4:.D15])" office:value-type="float" office:value="2" calcext:value-type="float">
            <text:p>2.00</text:p>
          </table:table-cell>
          <table:table-cell>
            <draw:frame table:end-cell-address="uPortal.M15" table:end-x="47.79pt" table:end-y="13.49pt" draw:z-index="0" draw:name="Chart 16" draw:style-name="gr1" draw:text-style-name="P1" svg:width="599.98pt" svg:height="202.48pt" svg:x="4.85pt" svg:y="0pt">
              <draw:object draw:notify-on-update-of-ranges="uPortal.H2:uPortal.H15 uPortal.I2:uPortal.I1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7" table:content-validation-name="val50" office:value-type="string" calcext:value-type="string">
            <text:p>8+ years</text:p>
          </table:table-cell>
          <table:table-cell table:style-name="ce22" table:formula="of:=IFERROR(MATCH([.C4];[$Options.C3:.E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7" table:content-validation-name="val51" office:value-type="string" calcext:value-type="string">
            <text:p>Open to all potential contributors</text:p>
          </table:table-cell>
          <table:table-cell table:style-name="ce22" table:formula="of:=IFERROR(MATCH([.C5];[$Options.C4:.E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7" table:content-validation-name="val52" office:value-type="string" calcext:value-type="string">
            <text:p>Any/all interested organizations</text:p>
          </table:table-cell>
          <table:table-cell table:style-name="ce22" table:formula="of:=IFERROR(MATCH([.C6];[$Options.C5:.E5];0)-1; 0)" office:value-type="float" office:value="2" calcext:value-type="float">
            <text:p>2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 table:style-name="ce24"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unique contributors (last twelve months)</text:p>
          </table:table-cell>
          <table:table-cell table:style-name="ce7" table:content-validation-name="val53" office:value-type="string" calcext:value-type="string">
            <text:p>0-50</text:p>
          </table:table-cell>
          <table:table-cell table:style-name="ce22" table:formula="of:=IFERROR(MATCH([.C7];[$Options.C7:.E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54" office:value-type="string" calcext:value-type="string">
            <text:p>10+</text:p>
          </table:table-cell>
          <table:table-cell table:style-name="ce22" table:formula="of:=IFERROR(MATCH([.C8];[$Options.C8:.E8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55" office:value-type="string" calcext:value-type="string">
            <text:p>26+</text:p>
          </table:table-cell>
          <table:table-cell table:style-name="ce22" table:formula="of:=IFERROR(MATCH([.C9];[$Options.C9:.E9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55" office:value-type="string" calcext:value-type="string">
            <text:p>26+</text:p>
          </table:table-cell>
          <table:table-cell table:style-name="ce22" table:formula="of:=IFERROR(MATCH([.C10];[$Options.C10:.E10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7" table:content-validation-name="val56" office:value-type="string" calcext:value-type="string">
            <text:p>Exists and is publicly available</text:p>
          </table:table-cell>
          <table:table-cell table:style-name="ce22" table:formula="of:=IFERROR(MATCH([.C11];[$Options.C11:.E11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7" table:content-validation-name="val56" office:value-type="string" calcext:value-type="string">
            <text:p>Exists and is publicly available</text:p>
          </table:table-cell>
          <table:table-cell table:style-name="ce22" table:formula="of:=IFERROR(MATCH([.C12];[$Options.C12:.E1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Enforcement Policy</text:p>
          </table:table-cell>
          <table:table-cell table:style-name="ce7" table:content-validation-name="val56" office:value-type="string" calcext:value-type="string">
            <text:p>Exists and is publicly available</text:p>
          </table:table-cell>
          <table:table-cell table:style-name="ce22" table:formula="of:=IFERROR(MATCH([.C13];[$Options.C13:.E1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7" table:content-validation-name="val56" office:value-type="string" calcext:value-type="string">
            <text:p>Exists</text:p>
          </table:table-cell>
          <table:table-cell table:style-name="ce22" table:formula="of:=IFERROR(MATCH([.C14];[$Options.C14:.E14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7" table:content-validation-name="val56" office:value-type="string" calcext:value-type="string">
            <text:p>3-5 days</text:p>
          </table:table-cell>
          <table:table-cell table:style-name="ce22" table:formula="of:=IFERROR(MATCH([.C15];[$Options.C15:.E15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17:.D26])" office:value-type="float" office:value="2" calcext:value-type="float">
            <text:p>2.00</text:p>
          </table:table-cell>
          <table:table-cell>
            <draw:frame table:end-cell-address="uPortal.M26" table:end-x="42.94pt" table:end-y="5.98pt" draw:z-index="1" draw:name="Chart 17" draw:style-name="gr1" draw:text-style-name="P1" svg:width="598.48pt" svg:height="152.99pt" svg:x="1.5pt" svg:y="10.49pt">
              <draw:object draw:notify-on-update-of-ranges="uPortal.H17:uPortal.H26 uPortal.I17:uPortal.I26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7" table:content-validation-name="val57" office:value-type="string" calcext:value-type="string">
            <text:p>OSI-approved license</text:p>
          </table:table-cell>
          <table:table-cell table:style-name="ce22" table:formula="of:=IFERROR(MATCH([.C17];[$Options.C18:.E18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Management practices </text:p>
          </table:table-cell>
          <table:table-cell table:style-name="ce7" table:content-validation-name="val57" office:value-type="string" calcext:value-type="string">
            <text:p>Formal management structure based on defined/documented governance model and clear voting rights and practices</text:p>
          </table:table-cell>
          <table:table-cell table:style-name="ce22" table:formula="of:=IFERROR(MATCH([.C18];[$Options.C19:.E19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4" office:value-type="string" calcext:value-type="string">
            <text:p>Sponsorship</text:p>
          </table:table-cell>
          <table:table-cell table:style-name="ce7" table:content-validation-name="val57" office:value-type="string" calcext:value-type="string">
            <text:p>Sponsorship conveys governance participation</text:p>
          </table:table-cell>
          <table:table-cell table:style-name="ce22" table:formula="of:=IFERROR(MATCH([.C19];[$Options.C20:.E20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7" table:content-validation-name="val57" office:value-type="string" calcext:value-type="string">
            <text:p>Long term sponsorship or governing board funding</text:p>
          </table:table-cell>
          <table:table-cell table:style-name="ce22" table:formula="of:=IFERROR(MATCH([.C20];[$Options.C21:.E21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7" table:content-validation-name="val57" office:value-type="string" calcext:value-type="string">
            <text:p>Formal issue tracking and resolution procedures and policies are documented and available to the community</text:p>
          </table:table-cell>
          <table:table-cell table:style-name="ce22" table:formula="of:=IFERROR(MATCH([.C21];[$Options.C22:.E2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vailability of Roadmap</text:p>
          </table:table-cell>
          <table:table-cell table:style-name="ce7" table:content-validation-name="val57" office:value-type="string" calcext:value-type="string">
            <text:p>Exists and is publicly available</text:p>
          </table:table-cell>
          <table:table-cell table:style-name="ce22" table:formula="of:=IFERROR(MATCH([.C22];[$Options.C23:.E2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quirements Management</text:p>
          </table:table-cell>
          <table:table-cell table:style-name="ce7" table:content-validation-name="val57" office:value-type="string" calcext:value-type="string">
            <text:p>Captured in project/requirements management solution (e.g., Jira)</text:p>
          </table:table-cell>
          <table:table-cell table:style-name="ce22" table:formula="of:=IFERROR(MATCH([.C23];[$Options.C24:.E2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7" table:content-validation-name="val57" office:value-type="string" calcext:value-type="string">
            <text:p>Exists and is publicly available</text:p>
          </table:table-cell>
          <table:table-cell table:style-name="ce22" table:formula="of:=IFERROR(MATCH([.C24];[$Options.C25:.E25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7" table:content-validation-name="val57" office:value-type="string" calcext:value-type="string">
            <text:p>Detailed documented process</text:p>
          </table:table-cell>
          <table:table-cell table:style-name="ce22" table:formula="of:=IFERROR(MATCH([.C25];[$Options.C26:.E26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7" table:content-validation-name="val57" office:value-type="string" calcext:value-type="string">
            <text:p>Non-existent</text:p>
          </table:table-cell>
          <table:table-cell table:style-name="ce22" table:formula="of:=IFERROR(MATCH([.C26];[$Options.C27:.E2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Mature" calcext:value-type="string">
            <text:p>Mature</text:p>
          </table:table-cell>
          <table:table-cell table:style-name="ce21" table:formula="of:=MEDIAN([.D28:.D40])" office:value-type="float" office:value="2" calcext:value-type="float">
            <text:p>2.00</text:p>
          </table:table-cell>
          <table:table-cell>
            <draw:frame table:end-cell-address="uPortal.M39" table:end-x="42.94pt" table:end-y="12.73pt" draw:z-index="2" draw:name="Chart 18" draw:style-name="gr1" draw:text-style-name="P1" svg:width="599.98pt" svg:height="198.71pt" svg:x="0pt" svg:y="3pt">
              <draw:object draw:notify-on-update-of-ranges="uPortal.H28:uPortal.H40 uPortal.I28:uPortal.I4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58" office:value-type="string" calcext:value-type="string">
            <text:p>3-6</text:p>
          </table:table-cell>
          <table:table-cell table:style-name="ce22" table:formula="of:=IFERROR(MATCH([.C28];[$Options.C30:.E30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7" table:content-validation-name="val58" office:value-type="string" calcext:value-type="string">
            <text:p>Less than 6 months ago</text:p>
          </table:table-cell>
          <table:table-cell table:style-name="ce22" table:formula="of:=IFERROR(MATCH([.C29];[$Options.C31:.E31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License compatibilities</text:p>
          </table:table-cell>
          <table:table-cell table:style-name="ce7" table:content-validation-name="val59" office:value-type="string" calcext:value-type="string">
            <text:p>licensing review is either automated or reviewed on defined schedule</text:p>
          </table:table-cell>
          <table:table-cell table:style-name="ce22" table:formula="of:=IFERROR(MATCH([.C30];[$Options.C33:.E3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7" table:content-validation-name="val59" office:value-type="string" calcext:value-type="string">
            <text:p>formal process; publicly available</text:p>
          </table:table-cell>
          <table:table-cell table:style-name="ce22" table:formula="of:=IFERROR(MATCH([.C31];[$Options.C34:.E3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alability</text:p>
          </table:table-cell>
          <table:table-cell table:style-name="ce7" table:content-validation-name="val60" office:value-type="string" calcext:value-type="string">
            <text:p>fixed or manual scaling</text:p>
          </table:table-cell>
          <table:table-cell table:style-name="ce22" table:formula="of:=IFERROR(MATCH([.C32];[$Options.C37:.E37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doption of Current Technology Trends</text:p>
          </table:table-cell>
          <table:table-cell table:style-name="ce7" table:content-validation-name="val60" office:value-type="string" calcext:value-type="string">
            <text:p>bleeding edge</text:p>
          </table:table-cell>
          <table:table-cell table:style-name="ce22" table:formula="of:=IFERROR(MATCH([.C33];[$Options.C38:.E38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major production release</text:p>
          </table:table-cell>
          <table:table-cell table:style-name="ce7" table:content-validation-name="val60" office:value-type="string" calcext:value-type="string">
            <text:p>More than a year ago</text:p>
          </table:table-cell>
          <table:table-cell table:style-name="ce22" table:formula="of:=IFERROR(MATCH([.C34];[$Options.C39:.E3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60" office:value-type="string" calcext:value-type="string">
            <text:p>2-5</text:p>
          </table:table-cell>
          <table:table-cell table:style-name="ce22" table:formula="of:=IFERROR(MATCH([.C35];[$Options.C40:.E40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60" office:value-type="string" calcext:value-type="string">
            <text:p>More than 5</text:p>
          </table:table-cell>
          <table:table-cell table:style-name="ce22" table:formula="of:=IFERROR(MATCH([.C36];[$Options.C41:.E41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7" table:content-validation-name="val60" office:value-type="string" calcext:value-type="string">
            <text:p>Automated test scripts</text:p>
          </table:table-cell>
          <table:table-cell table:style-name="ce22" table:formula="of:=IFERROR(MATCH([.C37];[$Options.C42:.E4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7" table:content-validation-name="val60" office:value-type="string" calcext:value-type="string">
            <text:p>Uses APIs or other abstracted integration architectures and methodologies</text:p>
          </table:table-cell>
          <table:table-cell table:style-name="ce22" table:formula="of:=IFERROR(MATCH([.C38];[$Options.C43:.E4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Use of Standards</text:p>
          </table:table-cell>
          <table:table-cell table:style-name="ce7" table:content-validation-name="val60" office:value-type="string" calcext:value-type="string">
            <text:p>Implements standards but is not certified or otherwise modifies/extends core standard definitions</text:p>
          </table:table-cell>
          <table:table-cell table:style-name="ce22" table:formula="of:=IFERROR(MATCH([.C39];[$Options.C44:.E44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44" office:value-type="string" calcext:value-type="string">
            <text:p>Accessibility</text:p>
          </table:table-cell>
          <table:table-cell table:style-name="ce7" table:content-validation-name="val60" office:value-type="string" calcext:value-type="string">
            <text:p>Provides VPAT or other proof of accessibility standards adherence</text:p>
          </table:table-cell>
          <table:table-cell table:style-name="ce22" table:formula="of:=IFERROR(MATCH([.C40];[$Options.C45:.E45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42:.D48])" office:value-type="float" office:value="1" calcext:value-type="float">
            <text:p>1.00</text:p>
          </table:table-cell>
          <table:table-cell>
            <draw:frame table:end-cell-address="uPortal.M48" table:end-x="42.94pt" table:end-y="13.46pt" draw:z-index="3" draw:name="Chart 19" draw:style-name="gr1" draw:text-style-name="P1" svg:width="598.48pt" svg:height="121.46pt" svg:x="1.5pt" svg:y="2.24pt">
              <draw:object draw:notify-on-update-of-ranges="uPortal.H42:uPortal.H48 uPortal.I42:uPortal.I48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7" table:content-validation-name="val61" office:value-type="string" calcext:value-type="string">
            <text:p>Exists, but incomplete or outdated</text:p>
          </table:table-cell>
          <table:table-cell table:style-name="ce22" table:formula="of:=IFERROR(MATCH([.C42];[$Options.C48:.E48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older devices</text:p>
          </table:table-cell>
          <table:table-cell table:style-name="ce7" table:content-validation-name="val61" office:value-type="string" calcext:value-type="string">
            <text:p>Devices up to 5 years old</text:p>
          </table:table-cell>
          <table:table-cell table:style-name="ce22" table:formula="of:=IFERROR(MATCH([.C43];[$Options.C49:.E49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7" table:content-validation-name="val61" office:value-type="string" calcext:value-type="string">
            <text:p>Responsive design or dedicated platform app(s)</text:p>
          </table:table-cell>
          <table:table-cell table:style-name="ce22" table:formula="of:=IFERROR(MATCH([.C44];[$Options.C50:.E50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7" table:content-validation-name="val61" office:value-type="string" calcext:value-type="string">
            <text:p>Not Exist</text:p>
          </table:table-cell>
          <table:table-cell table:style-name="ce22" table:formula="of:=IFERROR(MATCH([.C45];[$Options.C51:.E5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7" table:content-validation-name="val61" office:value-type="string" calcext:value-type="string">
            <text:p>More than 1 organization provides professional services related to the OSS</text:p>
          </table:table-cell>
          <table:table-cell table:style-name="ce22" table:formula="of:=IFERROR(MATCH([.C46];[$Options.C52:.E5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mmunication Outlets</text:p>
          </table:table-cell>
          <table:table-cell table:style-name="ce7" table:content-validation-name="val62" office:value-type="string" calcext:value-type="string">
            <text:p>Mailing List + Forum + Chat</text:p>
          </table:table-cell>
          <table:table-cell table:style-name="ce22" table:formula="of:=IFERROR(MATCH([.C47];[$Options.C54:.E5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(Mailing List, Forum)</text:p>
          </table:table-cell>
          <table:table-cell table:style-name="ce7" table:content-validation-name="val62" office:value-type="string" calcext:value-type="string">
            <text:p>24 - 72 hours</text:p>
          </table:table-cell>
          <table:table-cell table:style-name="ce22" table:formula="of:=IFERROR(MATCH([.C48];[$Options.C55:.E55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50:.D51])" office:value-type="float" office:value="1" calcext:value-type="float">
            <text:p>1.00</text:p>
          </table:table-cell>
          <table:table-cell>
            <draw:frame table:end-cell-address="uPortal.M53" table:end-x="43.68pt" table:end-y="15pt" draw:z-index="4" draw:name="Chart 20" draw:style-name="gr1" draw:text-style-name="P1" svg:width="599.98pt" svg:height="71.23pt" svg:x="0.74pt" svg:y="6.75pt">
              <draw:object draw:notify-on-update-of-ranges="uPortal.H51:uPortal.H52 uPortal.I51:uPortal.I5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Policy on data privacy</text:p>
          </table:table-cell>
          <table:table-cell table:style-name="ce7" table:content-validation-name="val63" office:value-type="string" calcext:value-type="string">
            <text:p>Does not exist</text:p>
          </table:table-cell>
          <table:table-cell table:style-name="ce22" table:formula="of:=IFERROR(MATCH([.C50];[$Options.C58:.E58];0)-1; 0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6"/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64" office:value-type="string" calcext:value-type="string">
            <text:p>Public documented security procedure + vulnerability disclosure</text:p>
          </table:table-cell>
          <table:table-cell table:style-name="ce23" table:formula="of:=IFERROR(MATCH([.C51];[$Options.C60:.E60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4"/>
          <table:table-cell table:style-name="ce24"/>
          <table:table-cell table:style-name="ce26" office:value-type="string" calcext:value-type="string">
            <text:p>Security Reporting Process</text:p>
          </table:table-cell>
          <table:table-cell table:style-name="ce27" table:formula="of:=[.D51]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4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rveyPortlet+uPortal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Established" calcext:value-type="string">
            <text:p>Established</text:p>
          </table:table-cell>
          <table:table-cell table:style-name="ce20" table:formula="of:=AVERAGE([.D3];[.D16];[.D27];[.D41];[.D49])" office:value-type="float" office:value="0.6" calcext:value-type="float">
            <text:p>0.60</text:p>
          </table:table-cell>
          <table:table-cell table:number-columns-repeated="2"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4:.D15])" office:value-type="float" office:value="1" calcext:value-type="float">
            <text:p>1.00</text:p>
          </table:table-cell>
          <table:table-cell>
            <draw:frame table:end-cell-address="'SurveyPortlet+uPortal'.M15" table:end-x="47.79pt" table:end-y="13.49pt" draw:z-index="0" draw:name="Chart 21" draw:style-name="gr1" draw:text-style-name="P1" svg:width="599.98pt" svg:height="202.48pt" svg:x="4.85pt" svg:y="0pt">
              <draw:object draw:notify-on-update-of-ranges="'SurveyPortlet+uPortal'.H2:'SurveyPortlet+uPortal'.H15 'SurveyPortlet+uPortal'.I2:'SurveyPortlet+uPortal'.I15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7" table:content-validation-name="val65" office:value-type="string" calcext:value-type="string">
            <text:p>8+ years</text:p>
          </table:table-cell>
          <table:table-cell table:style-name="ce22" table:formula="of:=IFERROR(MATCH([.C4];[$Options.C3:.E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7" table:content-validation-name="val66" office:value-type="string" calcext:value-type="string">
            <text:p>Open to all potential contributors</text:p>
          </table:table-cell>
          <table:table-cell table:style-name="ce22" table:formula="of:=IFERROR(MATCH([.C5];[$Options.C4:.E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7" table:content-validation-name="val67" office:value-type="string" calcext:value-type="string">
            <text:p>Any/all interested organizations</text:p>
          </table:table-cell>
          <table:table-cell table:style-name="ce22" table:formula="of:=IFERROR(MATCH([.C6];[$Options.C5:.E5];0)-1; 0)" office:value-type="float" office:value="2" calcext:value-type="float">
            <text:p>2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 table:style-name="ce24"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unique contributors (last twelve months)</text:p>
          </table:table-cell>
          <table:table-cell table:style-name="ce7" table:content-validation-name="val68" office:value-type="string" calcext:value-type="string">
            <text:p>0-50</text:p>
          </table:table-cell>
          <table:table-cell table:style-name="ce22" table:formula="of:=IFERROR(MATCH([.C7];[$Options.C7:.E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69" office:value-type="string" calcext:value-type="string">
            <text:p>0-5</text:p>
          </table:table-cell>
          <table:table-cell table:style-name="ce22" table:formula="of:=IFERROR(MATCH([.C8];[$Options.C8:.E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70" office:value-type="string" calcext:value-type="string">
            <text:p>0-5</text:p>
          </table:table-cell>
          <table:table-cell table:style-name="ce22" table:formula="of:=IFERROR(MATCH([.C9];[$Options.C9:.E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70" office:value-type="string" calcext:value-type="string">
            <text:p>0-5</text:p>
          </table:table-cell>
          <table:table-cell table:style-name="ce22" table:formula="of:=IFERROR(MATCH([.C10];[$Options.C10:.E1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7" table:content-validation-name="val71" office:value-type="string" calcext:value-type="string">
            <text:p>Exists and is publicly available</text:p>
          </table:table-cell>
          <table:table-cell table:style-name="ce22" table:formula="of:=IFERROR(MATCH([.C11];[$Options.C11:.E11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7" table:content-validation-name="val71" office:value-type="string" calcext:value-type="string">
            <text:p>Exists and is publicly available</text:p>
          </table:table-cell>
          <table:table-cell table:style-name="ce22" table:formula="of:=IFERROR(MATCH([.C12];[$Options.C12:.E1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Enforcement Policy</text:p>
          </table:table-cell>
          <table:table-cell table:style-name="ce7" table:content-validation-name="val71" office:value-type="string" calcext:value-type="string">
            <text:p>Exists and is publicly available</text:p>
          </table:table-cell>
          <table:table-cell table:style-name="ce22" table:formula="of:=IFERROR(MATCH([.C13];[$Options.C13:.E1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7" table:content-validation-name="val71" office:value-type="string" calcext:value-type="string">
            <text:p>Not Exist</text:p>
          </table:table-cell>
          <table:table-cell table:style-name="ce22" table:formula="of:=IFERROR(MATCH([.C14];[$Options.C14:.E1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7" table:content-validation-name="val71" office:value-type="string" calcext:value-type="string">
            <text:p>5+ days</text:p>
          </table:table-cell>
          <table:table-cell table:style-name="ce22" table:formula="of:=IFERROR(MATCH([.C15];[$Options.C15:.E1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17:.D26])" office:value-type="float" office:value="1" calcext:value-type="float">
            <text:p>1.00</text:p>
          </table:table-cell>
          <table:table-cell>
            <draw:frame table:end-cell-address="'SurveyPortlet+uPortal'.M26" table:end-x="41.44pt" table:end-y="10.49pt" draw:z-index="1" draw:name="Chart 22" draw:style-name="gr1" draw:text-style-name="P1" svg:width="598.48pt" svg:height="152.99pt" svg:x="0pt" svg:y="15pt">
              <draw:object draw:notify-on-update-of-ranges="'SurveyPortlet+uPortal'.H17:'SurveyPortlet+uPortal'.H26 'SurveyPortlet+uPortal'.I17:'SurveyPortlet+uPortal'.I26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7" table:content-validation-name="val72" office:value-type="string" calcext:value-type="string">
            <text:p>OSI-approved license</text:p>
          </table:table-cell>
          <table:table-cell table:style-name="ce22" table:formula="of:=IFERROR(MATCH([.C17];[$Options.C18:.E18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Management practices </text:p>
          </table:table-cell>
          <table:table-cell table:style-name="ce7" table:content-validation-name="val72" office:value-type="string" calcext:value-type="string">
            <text:p>Formal management structure based on defined/documented governance model and clear voting rights and practices</text:p>
          </table:table-cell>
          <table:table-cell table:style-name="ce22" table:formula="of:=IFERROR(MATCH([.C18];[$Options.C19:.E19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ponsorship</text:p>
          </table:table-cell>
          <table:table-cell table:style-name="ce7" table:content-validation-name="val72" office:value-type="string" calcext:value-type="string">
            <text:p>Not Exist</text:p>
          </table:table-cell>
          <table:table-cell table:style-name="ce22" table:formula="of:=IFERROR(MATCH([.C19];[$Options.C20:.E2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7" table:content-validation-name="val72" office:value-type="string" calcext:value-type="string">
            <text:p>No formal funding/funding based on ad hoc contributions</text:p>
          </table:table-cell>
          <table:table-cell table:style-name="ce22" table:formula="of:=IFERROR(MATCH([.C20];[$Options.C21:.E2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7" table:content-validation-name="val72" office:value-type="string" calcext:value-type="string">
            <text:p>Community can contribute issues and resolutions</text:p>
          </table:table-cell>
          <table:table-cell table:style-name="ce22" table:formula="of:=IFERROR(MATCH([.C21];[$Options.C22:.E22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vailability of Roadmap</text:p>
          </table:table-cell>
          <table:table-cell table:style-name="ce7" table:content-validation-name="val72" office:value-type="string" calcext:value-type="string">
            <text:p>Not Exist</text:p>
          </table:table-cell>
          <table:table-cell table:style-name="ce22" table:formula="of:=IFERROR(MATCH([.C22];[$Options.C23:.E2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quirements Management</text:p>
          </table:table-cell>
          <table:table-cell table:style-name="ce7" table:content-validation-name="val72" office:value-type="string" calcext:value-type="string">
            <text:p>Captured in project/requirements management solution (e.g., Jira)</text:p>
          </table:table-cell>
          <table:table-cell table:style-name="ce22" table:formula="of:=IFERROR(MATCH([.C23];[$Options.C24:.E2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7" table:content-validation-name="val72" office:value-type="string" calcext:value-type="string">
            <text:p>Exists</text:p>
          </table:table-cell>
          <table:table-cell table:style-name="ce22" table:formula="of:=IFERROR(MATCH([.C24];[$Options.C25:.E25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7" table:content-validation-name="val72" office:value-type="string" calcext:value-type="string">
            <text:p>Detailed documented process</text:p>
          </table:table-cell>
          <table:table-cell table:style-name="ce22" table:formula="of:=IFERROR(MATCH([.C25];[$Options.C26:.E26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7" table:content-validation-name="val72" office:value-type="string" calcext:value-type="string">
            <text:p>Non-existent</text:p>
          </table:table-cell>
          <table:table-cell table:style-name="ce22" table:formula="of:=IFERROR(MATCH([.C26];[$Options.C27:.E2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28:.D40])" office:value-type="float" office:value="0" calcext:value-type="float">
            <text:p>0.00</text:p>
          </table:table-cell>
          <table:table-cell>
            <draw:frame table:end-cell-address="'SurveyPortlet+uPortal'.M39" table:end-x="42.94pt" table:end-y="12.73pt" draw:z-index="2" draw:name="Chart 23" draw:style-name="gr1" draw:text-style-name="P1" svg:width="599.98pt" svg:height="198.71pt" svg:x="0pt" svg:y="3pt">
              <draw:object draw:notify-on-update-of-ranges="'SurveyPortlet+uPortal'.H28:'SurveyPortlet+uPortal'.H40 'SurveyPortlet+uPortal'.I28:'SurveyPortlet+uPortal'.I4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73" office:value-type="string" calcext:value-type="string">
            <text:p>up to 2</text:p>
          </table:table-cell>
          <table:table-cell table:style-name="ce22" table:formula="of:=IFERROR(MATCH([.C28];[$Options.C30:.E3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7" table:content-validation-name="val73" office:value-type="string" calcext:value-type="string">
            <text:p>More than a year ago</text:p>
          </table:table-cell>
          <table:table-cell table:style-name="ce22" table:formula="of:=IFERROR(MATCH([.C29];[$Options.C31:.E3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License compatibilities</text:p>
          </table:table-cell>
          <table:table-cell table:style-name="ce7" table:content-validation-name="val74" office:value-type="string" calcext:value-type="string">
            <text:p>licensing review is either automated or reviewed on defined schedule</text:p>
          </table:table-cell>
          <table:table-cell table:style-name="ce22" table:formula="of:=IFERROR(MATCH([.C30];[$Options.C33:.E33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7" table:content-validation-name="val74" office:value-type="string" calcext:value-type="string">
            <text:p>formal process; publicly available</text:p>
          </table:table-cell>
          <table:table-cell table:style-name="ce22" table:formula="of:=IFERROR(MATCH([.C31];[$Options.C34:.E3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alability</text:p>
          </table:table-cell>
          <table:table-cell table:style-name="ce7" table:content-validation-name="val75" office:value-type="string" calcext:value-type="string">
            <text:p>fixed or manual scaling</text:p>
          </table:table-cell>
          <table:table-cell table:style-name="ce22" table:formula="of:=IFERROR(MATCH([.C32];[$Options.C37:.E37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doption of Current Technology Trends</text:p>
          </table:table-cell>
          <table:table-cell table:style-name="ce7" table:content-validation-name="val75" office:value-type="string" calcext:value-type="string">
            <text:p>outdated</text:p>
          </table:table-cell>
          <table:table-cell table:style-name="ce22" table:formula="of:=IFERROR(MATCH([.C33];[$Options.C38:.E3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major production release</text:p>
          </table:table-cell>
          <table:table-cell table:style-name="ce7" table:content-validation-name="val75" office:value-type="string" calcext:value-type="string">
            <text:p>More than a year ago</text:p>
          </table:table-cell>
          <table:table-cell table:style-name="ce22" table:formula="of:=IFERROR(MATCH([.C34];[$Options.C39:.E3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75" office:value-type="string" calcext:value-type="string">
            <text:p>0-1</text:p>
          </table:table-cell>
          <table:table-cell table:style-name="ce22" table:formula="of:=IFERROR(MATCH([.C35];[$Options.C40:.E4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75" office:value-type="string" calcext:value-type="string">
            <text:p>0-2</text:p>
          </table:table-cell>
          <table:table-cell table:style-name="ce22" table:formula="of:=IFERROR(MATCH([.C36];[$Options.C41:.E4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7" table:content-validation-name="val75" office:value-type="string" calcext:value-type="string">
            <text:p>Automated test scripts</text:p>
          </table:table-cell>
          <table:table-cell table:style-name="ce22" table:formula="of:=IFERROR(MATCH([.C37];[$Options.C42:.E4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7" table:content-validation-name="val75" office:value-type="string" calcext:value-type="string">
            <text:p>No available integrations</text:p>
          </table:table-cell>
          <table:table-cell table:style-name="ce22" table:formula="of:=IFERROR(MATCH([.C38];[$Options.C43:.E4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Use of Standards</text:p>
          </table:table-cell>
          <table:table-cell table:style-name="ce7" table:content-validation-name="val75" office:value-type="string" calcext:value-type="string">
            <text:p>Does not use any standards</text:p>
          </table:table-cell>
          <table:table-cell table:style-name="ce22" table:formula="of:=IFERROR(MATCH([.C39];[$Options.C44:.E4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ccessibility</text:p>
          </table:table-cell>
          <table:table-cell table:style-name="ce7" table:content-validation-name="val75" office:value-type="string" calcext:value-type="string">
            <text:p>Does not adhere, or does not claim to adhere, to any accessibility compliance.</text:p>
          </table:table-cell>
          <table:table-cell table:style-name="ce22" table:formula="of:=IFERROR(MATCH([.C40];[$Options.C45:.E4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Established" calcext:value-type="string">
            <text:p>Established</text:p>
          </table:table-cell>
          <table:table-cell table:style-name="ce21" table:formula="of:=MEDIAN([.D42:.D48])" office:value-type="float" office:value="1" calcext:value-type="float">
            <text:p>1.00</text:p>
          </table:table-cell>
          <table:table-cell>
            <draw:frame table:end-cell-address="'SurveyPortlet+uPortal'.M48" table:end-x="42.94pt" table:end-y="13.46pt" draw:z-index="3" draw:name="Chart 24" draw:style-name="gr1" draw:text-style-name="P1" svg:width="598.48pt" svg:height="121.46pt" svg:x="1.5pt" svg:y="2.24pt">
              <draw:object draw:notify-on-update-of-ranges="'SurveyPortlet+uPortal'.H42:'SurveyPortlet+uPortal'.H48 'SurveyPortlet+uPortal'.I42:'SurveyPortlet+uPortal'.I48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7" table:content-validation-name="val76" office:value-type="string" calcext:value-type="string">
            <text:p>Not Exist</text:p>
          </table:table-cell>
          <table:table-cell table:style-name="ce22" table:formula="of:=IFERROR(MATCH([.C42];[$Options.C48:.E4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older devices</text:p>
          </table:table-cell>
          <table:table-cell table:style-name="ce7" table:content-validation-name="val76" office:value-type="string" calcext:value-type="string">
            <text:p>Devices up to 5 years old</text:p>
          </table:table-cell>
          <table:table-cell table:style-name="ce22" table:formula="of:=IFERROR(MATCH([.C43];[$Options.C49:.E49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7" table:content-validation-name="val76" office:value-type="string" calcext:value-type="string">
            <text:p>Partial support for mobile / limited devices</text:p>
          </table:table-cell>
          <table:table-cell table:style-name="ce22" table:formula="of:=IFERROR(MATCH([.C44];[$Options.C50:.E50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7" table:content-validation-name="val76" office:value-type="string" calcext:value-type="string">
            <text:p>Not Exist</text:p>
          </table:table-cell>
          <table:table-cell table:style-name="ce22" table:formula="of:=IFERROR(MATCH([.C45];[$Options.C51:.E5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7" table:content-validation-name="val76" office:value-type="string" calcext:value-type="string">
            <text:p>At least 1 organization provides professional services related to the OSS</text:p>
          </table:table-cell>
          <table:table-cell table:style-name="ce22" table:formula="of:=IFERROR(MATCH([.C46];[$Options.C52:.E52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mmunication Outlets</text:p>
          </table:table-cell>
          <table:table-cell table:style-name="ce7" table:content-validation-name="val77" office:value-type="string" calcext:value-type="string">
            <text:p>Mailing List + Forum + Chat</text:p>
          </table:table-cell>
          <table:table-cell table:style-name="ce22" table:formula="of:=IFERROR(MATCH([.C47];[$Options.C54:.E5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(Mailing List, Forum)</text:p>
          </table:table-cell>
          <table:table-cell table:style-name="ce7" table:content-validation-name="val77" office:value-type="string" calcext:value-type="string">
            <text:p>72+ hours</text:p>
          </table:table-cell>
          <table:table-cell table:style-name="ce22" table:formula="of:=IFERROR(MATCH([.C48];[$Options.C55:.E5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50:.D51])" office:value-type="float" office:value="0" calcext:value-type="float">
            <text:p>0.00</text:p>
          </table:table-cell>
          <table:table-cell>
            <draw:frame table:end-cell-address="'SurveyPortlet+uPortal'.M53" table:end-x="43.68pt" table:end-y="11.25pt" draw:z-index="4" draw:name="Chart 25" draw:style-name="gr1" draw:text-style-name="P1" svg:width="599.98pt" svg:height="71.23pt" svg:x="0.74pt" svg:y="3pt">
              <draw:object draw:notify-on-update-of-ranges="'SurveyPortlet+uPortal'.H51:'SurveyPortlet+uPortal'.H52 'SurveyPortlet+uPortal'.I51:'SurveyPortlet+uPortal'.I52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Policy on data privacy</text:p>
          </table:table-cell>
          <table:table-cell table:style-name="ce7" table:content-validation-name="val78" office:value-type="string" calcext:value-type="string">
            <text:p>Does not exist</text:p>
          </table:table-cell>
          <table:table-cell table:style-name="ce22" table:formula="of:=IFERROR(MATCH([.C50];[$Options.C58:.E58];0)-1; 0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6"/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79" office:value-type="string" calcext:value-type="string">
            <text:p>None</text:p>
          </table:table-cell>
          <table:table-cell table:style-name="ce23" table:formula="of:=IFERROR(MATCH([.C51];[$Options.C60:.E6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4"/>
          <table:table-cell table:style-name="ce24"/>
          <table:table-cell table:style-name="ce26" office:value-type="string" calcext:value-type="string">
            <text:p>Security Review</text:p>
          </table:table-cell>
          <table:table-cell table:style-name="ce27" table:formula="of:=[.D5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4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ortal-app-launcher-generator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Evaluation</text:p>
          </table:table-cell>
          <table:table-cell table:style-name="ce19" office:value-type="string" calcext:value-type="string">
            <text:p>Topic Score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ating</text:p>
          </table:table-cell>
          <table:table-cell table:style-name="ce9"/>
          <table:table-cell table:style-name="ce14" table:formula="of:=IF([.D2]=2;[$Options.$F$1];LOOKUP(ROUND([.D2];0);[$Options.$C$2:.$E$2]; [$Options.$C$1:.$E$1]))" office:value-type="string" office:string-value="Vulnerable" calcext:value-type="string">
            <text:p>Vulnerable</text:p>
          </table:table-cell>
          <table:table-cell table:style-name="ce20" table:formula="of:=AVERAGE([.D3];[.D16];[.D27];[.D41];[.D49])" office:value-type="float" office:value="0" calcext:value-type="float">
            <text:p>0.00</text:p>
          </table:table-cell>
          <table:table-cell table:number-columns-repeated="2"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3" office:value-type="string" calcext:value-type="string">
            <text:p>Community</text:p>
          </table:table-cell>
          <table:table-cell table:style-name="ce10"/>
          <table:table-cell table:style-name="ce15" table:formula="of:=LOOKUP(ROUND([.D3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4:.D15])" office:value-type="float" office:value="0" calcext:value-type="float">
            <text:p>0.00</text:p>
          </table:table-cell>
          <table:table-cell>
            <draw:frame table:end-cell-address="'uPortal-app-launcher-generator'.M15" table:end-x="47.79pt" table:end-y="13.49pt" draw:z-index="0" draw:name="Chart 26" draw:style-name="gr1" draw:text-style-name="P1" svg:width="599.98pt" svg:height="202.48pt" svg:x="4.85pt" svg:y="0pt">
              <draw:object draw:notify-on-update-of-ranges="'uPortal-app-launcher-generator'.H2:'uPortal-app-launcher-generator'.H15 'uPortal-app-launcher-generator'.I2:'uPortal-app-launcher-generator'.I1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/>
          <table:table-cell table:style-name="ce24"/>
          <table:table-cell table:style-name="ce25"/>
          <table:table-cell table:style-name="ce28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Maturity of the community</text:p>
          </table:table-cell>
          <table:table-cell table:style-name="ce7" table:content-validation-name="val80" office:value-type="string" calcext:value-type="string">
            <text:p>less than 2 years</text:p>
          </table:table-cell>
          <table:table-cell table:style-name="ce22" table:formula="of:=IFERROR(MATCH([.C4];[$Options.C3:.E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turity of the community</text:p>
          </table:table-cell>
          <table:table-cell table:style-name="ce28" table:formula="of:=[.D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penness/availability of the community</text:p>
          </table:table-cell>
          <table:table-cell table:style-name="ce7" table:content-validation-name="val81" office:value-type="string" calcext:value-type="string">
            <text:p>Limited to specific skillsets/industry members</text:p>
          </table:table-cell>
          <table:table-cell table:style-name="ce22" table:formula="of:=IFERROR(MATCH([.C5];[$Options.C4:.E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penness/availability of the community</text:p>
          </table:table-cell>
          <table:table-cell table:style-name="ce28" table:formula="of:=[.D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ope of participating organizations</text:p>
          </table:table-cell>
          <table:table-cell table:style-name="ce7" table:content-validation-name="val82" office:value-type="string" calcext:value-type="string">
            <text:p>Any/all interested organizations</text:p>
          </table:table-cell>
          <table:table-cell table:style-name="ce22" table:formula="of:=IFERROR(MATCH([.C6];[$Options.C5:.E5];0)-1; 0)" office:value-type="float" office:value="2" calcext:value-type="float">
            <text:p>2</text:p>
          </table:table-cell>
          <table:table-cell/>
          <table:table-cell table:style-name="ce16" table:formula="of:=OFFSET(INDIRECT(ADDRESS(2;ROW();1;;&quot;Options&quot;));2;1;1)" office:value-type="string" office:string-value="Emergent / Vulnerable" calcext:value-type="string">
            <text:p>Emergent / Vulnerable</text:p>
          </table:table-cell>
          <table:table-cell table:style-name="ce24"/>
          <table:table-cell table:style-name="ce25" office:value-type="string" calcext:value-type="string">
            <text:p>Scope of participating organizations</text:p>
          </table:table-cell>
          <table:table-cell table:style-name="ce28" table:formula="of:=[.D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unique contributors (last twelve months)</text:p>
          </table:table-cell>
          <table:table-cell table:style-name="ce7" table:content-validation-name="val83" office:value-type="string" calcext:value-type="string">
            <text:p>0-50</text:p>
          </table:table-cell>
          <table:table-cell table:style-name="ce22" table:formula="of:=IFERROR(MATCH([.C7];[$Options.C7:.E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unique contributors (last twelve months)</text:p>
          </table:table-cell>
          <table:table-cell table:style-name="ce28" table:formula="of:=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contributing institutions</text:p>
          </table:table-cell>
          <table:table-cell table:style-name="ce17" table:content-validation-name="val84" office:value-type="string" calcext:value-type="string">
            <text:p>0-5</text:p>
          </table:table-cell>
          <table:table-cell table:style-name="ce22" table:formula="of:=IFERROR(MATCH([.C8];[$Options.C8:.E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ntributing institutions</text:p>
          </table:table-cell>
          <table:table-cell table:style-name="ce28" table:formula="of:=[.D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implementations</text:p>
          </table:table-cell>
          <table:table-cell table:style-name="ce17" table:content-validation-name="val85" office:value-type="string" calcext:value-type="string">
            <text:p>0-5</text:p>
          </table:table-cell>
          <table:table-cell table:style-name="ce22" table:formula="of:=IFERROR(MATCH([.C9];[$Options.C9:.E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implementations</text:p>
          </table:table-cell>
          <table:table-cell table:style-name="ce28" table:formula="of:=[.D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live instances</text:p>
          </table:table-cell>
          <table:table-cell table:style-name="ce17" table:content-validation-name="val85" office:value-type="string" calcext:value-type="string">
            <text:p>0-5</text:p>
          </table:table-cell>
          <table:table-cell table:style-name="ce22" table:formula="of:=IFERROR(MATCH([.C10];[$Options.C10:.E1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live instances</text:p>
          </table:table-cell>
          <table:table-cell table:style-name="ce28" table:formula="of:=[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</text:p>
          </table:table-cell>
          <table:table-cell table:style-name="ce7" table:content-validation-name="val86" office:value-type="string" calcext:value-type="string">
            <text:p>Not Exist</text:p>
          </table:table-cell>
          <table:table-cell table:style-name="ce22" table:formula="of:=IFERROR(MATCH([.C11];[$Options.C11:.E1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</text:p>
          </table:table-cell>
          <table:table-cell table:style-name="ce28" table:formula="of:=[.D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Reporting Guide</text:p>
          </table:table-cell>
          <table:table-cell table:style-name="ce7" table:content-validation-name="val86" office:value-type="string" calcext:value-type="string">
            <text:p>Not Exist</text:p>
          </table:table-cell>
          <table:table-cell table:style-name="ce22" table:formula="of:=IFERROR(MATCH([.C12];[$Options.C12:.E1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Reporting Guide</text:p>
          </table:table-cell>
          <table:table-cell table:style-name="ce28" table:formula="of:=[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de of Conduct Enforcement Policy</text:p>
          </table:table-cell>
          <table:table-cell table:style-name="ce7" table:content-validation-name="val86" office:value-type="string" calcext:value-type="string">
            <text:p>Not Exist</text:p>
          </table:table-cell>
          <table:table-cell table:style-name="ce22" table:formula="of:=IFERROR(MATCH([.C13];[$Options.C13:.E1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de of Conduct Enforcement Policy</text:p>
          </table:table-cell>
          <table:table-cell table:style-name="ce28" table:formula="of:=[.D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Onboarding Contributor Documentation</text:p>
          </table:table-cell>
          <table:table-cell table:style-name="ce7" table:content-validation-name="val86" office:value-type="string" calcext:value-type="string">
            <text:p>Not Exist</text:p>
          </table:table-cell>
          <table:table-cell table:style-name="ce22" table:formula="of:=IFERROR(MATCH([.C14];[$Options.C14:.E1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Onboarding Contributor Documentation</text:p>
          </table:table-cell>
          <table:table-cell table:style-name="ce28" table:formula="of:=[.D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for Code Reviews</text:p>
          </table:table-cell>
          <table:table-cell table:style-name="ce7" table:content-validation-name="val86" office:value-type="string" calcext:value-type="string">
            <text:p>5+ days</text:p>
          </table:table-cell>
          <table:table-cell table:style-name="ce22" table:formula="of:=IFERROR(MATCH([.C15];[$Options.C15:.E1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for Code Reviews</text:p>
          </table:table-cell>
          <table:table-cell table:style-name="ce28" table:formula="of:=[.D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vernance</text:p>
          </table:table-cell>
          <table:table-cell table:style-name="ce10"/>
          <table:table-cell table:style-name="ce15" table:formula="of:=LOOKUP(ROUND([.D16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17:.D26])" office:value-type="float" office:value="0" calcext:value-type="float">
            <text:p>0.00</text:p>
          </table:table-cell>
          <table:table-cell>
            <draw:frame table:end-cell-address="'uPortal-app-launcher-generator'.M26" table:end-x="41.44pt" table:end-y="10.49pt" draw:z-index="1" draw:name="Chart 27" draw:style-name="gr1" draw:text-style-name="P1" svg:width="598.48pt" svg:height="152.99pt" svg:x="0pt" svg:y="15pt">
              <draw:object draw:notify-on-update-of-ranges="'uPortal-app-launcher-generator'.H17:'uPortal-app-launcher-generator'.H26 'uPortal-app-launcher-generator'.I17:'uPortal-app-launcher-generator'.I26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License</text:p>
          </table:table-cell>
          <table:table-cell table:style-name="ce7" table:content-validation-name="val87" office:value-type="string" calcext:value-type="string">
            <text:p>No license declared or uses non-OSI approved license</text:p>
          </table:table-cell>
          <table:table-cell table:style-name="ce22" table:formula="of:=IFERROR(MATCH([.C17];[$Options.C18:.E1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</text:p>
          </table:table-cell>
          <table:table-cell table:style-name="ce27" table:formula="of:=[.D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Management practices </text:p>
          </table:table-cell>
          <table:table-cell table:style-name="ce7" table:content-validation-name="val87" office:value-type="string" calcext:value-type="string">
            <text:p>No formal group management structure</text:p>
          </table:table-cell>
          <table:table-cell table:style-name="ce22" table:formula="of:=IFERROR(MATCH([.C18];[$Options.C19:.E1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Management practices </text:p>
          </table:table-cell>
          <table:table-cell table:style-name="ce27" table:formula="of:=[.D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ponsorship</text:p>
          </table:table-cell>
          <table:table-cell table:style-name="ce7" table:content-validation-name="val87" office:value-type="string" calcext:value-type="string">
            <text:p>Not Exist</text:p>
          </table:table-cell>
          <table:table-cell table:style-name="ce22" table:formula="of:=IFERROR(MATCH([.C19];[$Options.C20:.E2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ponsorship</text:p>
          </table:table-cell>
          <table:table-cell table:style-name="ce27" table:formula="of:=[.D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Funding model</text:p>
          </table:table-cell>
          <table:table-cell table:style-name="ce7" table:content-validation-name="val87" office:value-type="string" calcext:value-type="string">
            <text:p>No formal funding/funding based on ad hoc contributions</text:p>
          </table:table-cell>
          <table:table-cell table:style-name="ce22" table:formula="of:=IFERROR(MATCH([.C20];[$Options.C21:.E2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Funding model</text:p>
          </table:table-cell>
          <table:table-cell table:style-name="ce27" table:formula="of:=[.D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model</text:p>
          </table:table-cell>
          <table:table-cell table:style-name="ce7" table:content-validation-name="val87" office:value-type="string" calcext:value-type="string">
            <text:p>Formal issue tracking and resolution procedures and policies are documented and available to the community</text:p>
          </table:table-cell>
          <table:table-cell table:style-name="ce22" table:formula="of:=IFERROR(MATCH([.C21];[$Options.C22:.E22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model</text:p>
          </table:table-cell>
          <table:table-cell table:style-name="ce27" table:formula="of:=[.D2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vailability of Roadmap</text:p>
          </table:table-cell>
          <table:table-cell table:style-name="ce7" table:content-validation-name="val87" office:value-type="string" calcext:value-type="string">
            <text:p>Not Exist</text:p>
          </table:table-cell>
          <table:table-cell table:style-name="ce22" table:formula="of:=IFERROR(MATCH([.C22];[$Options.C23:.E2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vailability of Roadmap</text:p>
          </table:table-cell>
          <table:table-cell table:style-name="ce27" table:formula="of:=[.D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quirements Management</text:p>
          </table:table-cell>
          <table:table-cell table:style-name="ce7" table:content-validation-name="val87" office:value-type="string" calcext:value-type="string">
            <text:p>Captured in project/requirements management solution (e.g., Jira)</text:p>
          </table:table-cell>
          <table:table-cell table:style-name="ce22" table:formula="of:=IFERROR(MATCH([.C23];[$Options.C24:.E24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quirements Management</text:p>
          </table:table-cell>
          <table:table-cell table:style-name="ce27" table:formula="of:=[.D2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Governance Documentation</text:p>
          </table:table-cell>
          <table:table-cell table:style-name="ce7" table:content-validation-name="val87" office:value-type="string" calcext:value-type="string">
            <text:p>Not Exist</text:p>
          </table:table-cell>
          <table:table-cell table:style-name="ce22" table:formula="of:=IFERROR(MATCH([.C24];[$Options.C25:.E2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Governance Documentation</text:p>
          </table:table-cell>
          <table:table-cell table:style-name="ce27" table:formula="of:=[.D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flict Resolution</text:p>
          </table:table-cell>
          <table:table-cell table:style-name="ce7" table:content-validation-name="val87" office:value-type="string" calcext:value-type="string">
            <text:p>Non-existent/not documented</text:p>
          </table:table-cell>
          <table:table-cell table:style-name="ce22" table:formula="of:=IFERROR(MATCH([.C25];[$Options.C26:.E26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nflict Resolution</text:p>
          </table:table-cell>
          <table:table-cell table:style-name="ce27" table:formula="of:=[.D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table:formula="of:=[$Options.B27]" office:value-type="string" office:string-value="Diversity Outreach" calcext:value-type="string">
            <text:p>Diversity Outreach</text:p>
          </table:table-cell>
          <table:table-cell table:style-name="ce7" table:content-validation-name="val87" office:value-type="string" calcext:value-type="string">
            <text:p>Ad hoc diversity efforts</text:p>
          </table:table-cell>
          <table:table-cell table:style-name="ce22" table:formula="of:=IFERROR(MATCH([.C26];[$Options.C27:.E27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Diversity Outreach</text:p>
          </table:table-cell>
          <table:table-cell table:style-name="ce27" table:formula="of:=[.D2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velopment</text:p>
          </table:table-cell>
          <table:table-cell table:style-name="ce10"/>
          <table:table-cell table:style-name="ce15" table:formula="of:=LOOKUP(ROUND([.D27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28:.D40])" office:value-type="float" office:value="0" calcext:value-type="float">
            <text:p>0.00</text:p>
          </table:table-cell>
          <table:table-cell>
            <draw:frame table:end-cell-address="'uPortal-app-launcher-generator'.M39" table:end-x="42.94pt" table:end-y="12.73pt" draw:z-index="2" draw:name="Chart 28" draw:style-name="gr1" draw:text-style-name="P1" svg:width="599.98pt" svg:height="198.71pt" svg:x="0pt" svg:y="3pt">
              <draw:object draw:notify-on-update-of-ranges="'uPortal-app-launcher-generator'.H28:'uPortal-app-launcher-generator'.H40 'uPortal-app-launcher-generator'.I28:'uPortal-app-launcher-generator'.I40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Number of core committers in previous six months</text:p>
          </table:table-cell>
          <table:table-cell table:style-name="ce17" table:content-validation-name="val88" office:value-type="string" calcext:value-type="string">
            <text:p>up to 2</text:p>
          </table:table-cell>
          <table:table-cell table:style-name="ce22" table:formula="of:=IFERROR(MATCH([.C28];[$Options.C30:.E3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core committers in previous six months</text:p>
          </table:table-cell>
          <table:table-cell table:style-name="ce27" table:formula="of:=[.D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commit</text:p>
          </table:table-cell>
          <table:table-cell table:style-name="ce7" table:content-validation-name="val88" office:value-type="string" calcext:value-type="string">
            <text:p>More than a year ago</text:p>
          </table:table-cell>
          <table:table-cell table:style-name="ce22" table:formula="of:=IFERROR(MATCH([.C29];[$Options.C31:.E3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commit</text:p>
          </table:table-cell>
          <table:table-cell table:style-name="ce27" table:formula="of:=[.D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License compatibilities</text:p>
          </table:table-cell>
          <table:table-cell table:style-name="ce7" table:content-validation-name="val89" office:value-type="string" calcext:value-type="string">
            <text:p>licensing is ignored</text:p>
          </table:table-cell>
          <table:table-cell table:style-name="ce22" table:formula="of:=IFERROR(MATCH([.C30];[$Options.C33:.E3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License compatibilities</text:p>
          </table:table-cell>
          <table:table-cell table:style-name="ce27" table:formula="of:=[.D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ntributor License Agreements</text:p>
          </table:table-cell>
          <table:table-cell table:style-name="ce7" table:content-validation-name="val89" office:value-type="string" calcext:value-type="string">
            <text:p>non-existent</text:p>
          </table:table-cell>
          <table:table-cell table:style-name="ce22" table:formula="of:=IFERROR(MATCH([.C31];[$Options.C34:.E3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/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calability</text:p>
          </table:table-cell>
          <table:table-cell table:style-name="ce7" table:content-validation-name="val90" office:value-type="string" calcext:value-type="string">
            <text:p>hard or known technical limit to scale</text:p>
          </table:table-cell>
          <table:table-cell table:style-name="ce22" table:formula="of:=IFERROR(MATCH([.C32];[$Options.C37:.E37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calability</text:p>
          </table:table-cell>
          <table:table-cell table:style-name="ce27" table:formula="of:=[.D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doption of Current Technology Trends</text:p>
          </table:table-cell>
          <table:table-cell table:style-name="ce7" table:content-validation-name="val90" office:value-type="string" calcext:value-type="string">
            <text:p>current/popular</text:p>
          </table:table-cell>
          <table:table-cell table:style-name="ce22" table:formula="of:=IFERROR(MATCH([.C33];[$Options.C38:.E38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doption of Current Technology Trend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cency of last major production release</text:p>
          </table:table-cell>
          <table:table-cell table:style-name="ce7" table:content-validation-name="val90" office:value-type="string" calcext:value-type="string">
            <text:p>More than a year ago</text:p>
          </table:table-cell>
          <table:table-cell table:style-name="ce22" table:formula="of:=IFERROR(MATCH([.C34];[$Options.C39:.E39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cency of last major production release</text:p>
          </table:table-cell>
          <table:table-cell table:style-name="ce27" table:formula="of:=[.D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Number of major production releases</text:p>
          </table:table-cell>
          <table:table-cell table:style-name="ce17" table:content-validation-name="val90" office:value-type="string" calcext:value-type="string">
            <text:p>0-1</text:p>
          </table:table-cell>
          <table:table-cell table:style-name="ce22" table:formula="of:=IFERROR(MATCH([.C35];[$Options.C40:.E4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Number of major production releases</text:p>
          </table:table-cell>
          <table:table-cell table:style-name="ce27" table:formula="of:=[.D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otal number of production releases, including point releases</text:p>
          </table:table-cell>
          <table:table-cell table:style-name="ce17" table:content-validation-name="val90" office:value-type="string" calcext:value-type="string">
            <text:p>0-2</text:p>
          </table:table-cell>
          <table:table-cell table:style-name="ce22" table:formula="of:=IFERROR(MATCH([.C36];[$Options.C41:.E4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otal number of production releases, including point releases</text:p>
          </table:table-cell>
          <table:table-cell table:style-name="ce27" table:formula="of:=[.D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esting</text:p>
          </table:table-cell>
          <table:table-cell table:style-name="ce7" table:content-validation-name="val90" office:value-type="string" calcext:value-type="string">
            <text:p>Ad hoc manual testing</text:p>
          </table:table-cell>
          <table:table-cell table:style-name="ce22" table:formula="of:=IFERROR(MATCH([.C37];[$Options.C42:.E4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esting</text:p>
          </table:table-cell>
          <table:table-cell table:style-name="ce27" table:formula="of:=[.D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Integrations</text:p>
          </table:table-cell>
          <table:table-cell table:style-name="ce7" table:content-validation-name="val90" office:value-type="string" calcext:value-type="string">
            <text:p>No available integrations</text:p>
          </table:table-cell>
          <table:table-cell table:style-name="ce22" table:formula="of:=IFERROR(MATCH([.C38];[$Options.C43:.E43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tegrations</text:p>
          </table:table-cell>
          <table:table-cell table:style-name="ce27" table:formula="of:=[.D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Use of Standards</text:p>
          </table:table-cell>
          <table:table-cell table:style-name="ce7" table:content-validation-name="val90" office:value-type="string" calcext:value-type="string">
            <text:p>Implements standards but is not certified or otherwise modifies/extends core standard definitions</text:p>
          </table:table-cell>
          <table:table-cell table:style-name="ce22" table:formula="of:=IFERROR(MATCH([.C39];[$Options.C44:.E44];0)-1; 0)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Use of Standards</text:p>
          </table:table-cell>
          <table:table-cell table:style-name="ce27" table:formula="of:=[.D3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Accessibility</text:p>
          </table:table-cell>
          <table:table-cell table:style-name="ce7" table:content-validation-name="val90" office:value-type="string" calcext:value-type="string">
            <text:p>Does not adhere, or does not claim to adhere, to any accessibility compliance.</text:p>
          </table:table-cell>
          <table:table-cell table:style-name="ce22" table:formula="of:=IFERROR(MATCH([.C40];[$Options.C45:.E4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Accessibility</text:p>
          </table:table-cell>
          <table:table-cell table:style-name="ce27" table:formula="of:=[.D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10"/>
          <table:table-cell table:style-name="ce15" table:formula="of:=LOOKUP(ROUND([.D41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42:.D48])" office:value-type="float" office:value="0" calcext:value-type="float">
            <text:p>0.00</text:p>
          </table:table-cell>
          <table:table-cell>
            <draw:frame table:end-cell-address="'uPortal-app-launcher-generator'.M48" table:end-x="42.94pt" table:end-y="13.46pt" draw:z-index="3" draw:name="Chart 29" draw:style-name="gr1" draw:text-style-name="P1" svg:width="598.48pt" svg:height="121.46pt" svg:x="1.5pt" svg:y="2.24pt">
              <draw:object draw:notify-on-update-of-ranges="'uPortal-app-launcher-generator'.H42:'uPortal-app-launcher-generator'.H48 'uPortal-app-launcher-generator'.I42:'uPortal-app-launcher-generator'.I48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Installation Documentation</text:p>
          </table:table-cell>
          <table:table-cell table:style-name="ce7" table:content-validation-name="val91" office:value-type="string" calcext:value-type="string">
            <text:p>Not Exist</text:p>
          </table:table-cell>
          <table:table-cell table:style-name="ce22" table:formula="of:=IFERROR(MATCH([.C42];[$Options.C48:.E48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Installation Documentation</text:p>
          </table:table-cell>
          <table:table-cell table:style-name="ce27" table:formula="of:=[.D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older devices</text:p>
          </table:table-cell>
          <table:table-cell table:style-name="ce7" table:content-validation-name="val91" office:value-type="string" calcext:value-type="string">
            <text:p>Devices over 5 years old</text:p>
          </table:table-cell>
          <table:table-cell table:style-name="ce22" table:formula="of:=IFERROR(MATCH([.C43];[$Options.C49:.E49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older devices</text:p>
          </table:table-cell>
          <table:table-cell table:style-name="ce27" table:formula="of:=[.D4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Support for mobile and limited (e.g. Chromebook) devices</text:p>
          </table:table-cell>
          <table:table-cell table:style-name="ce7" table:content-validation-name="val91" office:value-type="string" calcext:value-type="string">
            <text:p>Responsive design or dedicated platform app(s)</text:p>
          </table:table-cell>
          <table:table-cell table:style-name="ce22" table:formula="of:=IFERROR(MATCH([.C44];[$Options.C50:.E50];0)-1; 0)" office:value-type="float" office:value="2" calcext:value-type="float">
            <text:p>2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Support for mobile and limited (e.g. Chromebook) device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Training</text:p>
          </table:table-cell>
          <table:table-cell table:style-name="ce7" table:content-validation-name="val91" office:value-type="string" calcext:value-type="string">
            <text:p>Not Exist</text:p>
          </table:table-cell>
          <table:table-cell table:style-name="ce22" table:formula="of:=IFERROR(MATCH([.C45];[$Options.C51:.E51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Training</text:p>
          </table:table-cell>
          <table:table-cell table:style-name="ce27" table:formula="of:=[.D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Professional Services</text:p>
          </table:table-cell>
          <table:table-cell table:style-name="ce7" table:content-validation-name="val91" office:value-type="string" calcext:value-type="string">
            <text:p>Not Exist</text:p>
          </table:table-cell>
          <table:table-cell table:style-name="ce22" table:formula="of:=IFERROR(MATCH([.C46];[$Options.C52:.E52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rofessional Services</text:p>
          </table:table-cell>
          <table:table-cell table:style-name="ce27" table:formula="of:=[.D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Communication Outlets</text:p>
          </table:table-cell>
          <table:table-cell table:style-name="ce7" table:content-validation-name="val92" office:value-type="string" calcext:value-type="string">
            <text:p>Not Exist</text:p>
          </table:table-cell>
          <table:table-cell table:style-name="ce22" table:formula="of:=IFERROR(MATCH([.C47];[$Options.C54:.E54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Communication Outlets</text:p>
          </table:table-cell>
          <table:table-cell table:style-name="ce27" table:formula="of:=[.D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Response Time (Mailing List, Forum)</text:p>
          </table:table-cell>
          <table:table-cell table:style-name="ce7" table:content-validation-name="val92" office:value-type="string" calcext:value-type="string">
            <text:p>72+ hours</text:p>
          </table:table-cell>
          <table:table-cell table:style-name="ce22" table:formula="of:=IFERROR(MATCH([.C48];[$Options.C55:.E55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Response Time (Mailing List, Forum)</text:p>
          </table:table-cell>
          <table:table-cell table:style-name="ce27" table:formula="of:=[.D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urity/Privacy</text:p>
          </table:table-cell>
          <table:table-cell table:style-name="ce10"/>
          <table:table-cell table:style-name="ce15" table:formula="of:=LOOKUP(ROUND([.D49];0);[$Options.$C$2:.$E$2]; [$Options.$C$1:.$E$1])" office:value-type="string" office:string-value="Vulnerable" calcext:value-type="string">
            <text:p>Vulnerable</text:p>
          </table:table-cell>
          <table:table-cell table:style-name="ce21" table:formula="of:=MEDIAN([.D50:.D51])" office:value-type="float" office:value="0" calcext:value-type="float">
            <text:p>0.00</text:p>
          </table:table-cell>
          <table:table-cell>
            <draw:frame table:end-cell-address="'uPortal-app-launcher-generator'.M53" table:end-x="43.68pt" table:end-y="11.25pt" draw:z-index="4" draw:name="Chart 30" draw:style-name="gr1" draw:text-style-name="P1" svg:width="599.98pt" svg:height="71.23pt" svg:x="0.74pt" svg:y="3pt">
              <draw:object draw:notify-on-update-of-ranges="'uPortal-app-launcher-generator'.H51:'uPortal-app-launcher-generator'.H52 'uPortal-app-launcher-generator'.I51:'uPortal-app-launcher-generator'.I52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4"/>
          <table:table-cell table:style-name="ce11" office:value-type="string" calcext:value-type="string">
            <text:p>Policy on data privacy</text:p>
          </table:table-cell>
          <table:table-cell table:style-name="ce7" table:content-validation-name="val93" office:value-type="string" calcext:value-type="string">
            <text:p>Does not exist</text:p>
          </table:table-cell>
          <table:table-cell table:style-name="ce22" table:formula="of:=IFERROR(MATCH([.C50];[$Options.C58:.E58];0)-1; 0)" office:value-type="float" office:value="0" calcext:value-type="float">
            <text:p>0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1">
          <table:table-cell table:style-name="ce6"/>
          <table:table-cell table:style-name="ce12" table:formula="of:=[$Options.B60]" office:value-type="string" office:string-value="Security Reporting Process" calcext:value-type="string">
            <text:p>Security Reporting Process</text:p>
          </table:table-cell>
          <table:table-cell table:style-name="ce18" table:content-validation-name="val94" office:value-type="string" calcext:value-type="string">
            <text:p>None</text:p>
          </table:table-cell>
          <table:table-cell table:style-name="ce23" table:formula="of:=IFERROR(MATCH([.C51];[$Options.C60:.E60];0)-1; 0)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Policy on data privacy</text:p>
          </table:table-cell>
          <table:table-cell table:style-name="ce27"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number-columns-repeated="4"/>
          <table:table-cell table:style-name="ce24"/>
          <table:table-cell table:style-name="ce26" office:value-type="string" calcext:value-type="string">
            <text:p>Security Review</text:p>
          </table:table-cell>
          <table:table-cell table:style-name="ce27" table:formula="of:=[.D5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44">
          <table:table-cell table:style-name="ce7" table:number-columns-repeated="2"/>
          <table:table-cell table:number-columns-repeated="4"/>
          <table:table-cell table:style-name="ce24" table:number-columns-repeated="2"/>
          <table:table-cell table:style-name="ce27"/>
          <table:table-cell table:number-columns-repeated="1015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Options.G1:Options.J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s" style:display-name="PageStyle_O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iteCRM_20__28_Assessor_20_2_29_" style:display-name="PageStyle_SuiteCRM (Assessor 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odle" style:display-name="PageStyle_Mood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ortal" style:display-name="PageStyle_uPor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Portlet_2b_uPortal" style:display-name="PageStyle_SurveyPortlet+uPor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ortal-app-launcher-generator" style:display-name="PageStyle_uPortal-app-launcher-gener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631" meta:object-count="3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Template.H2:Template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Template.H2:Template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late.I2:Template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mplate.H2:Template.H15</svg:desc>
                </draw:g>
              </table:table-cell>
              <table:table-cell office:value-type="float" office:value="NaN">
                <text:p>NaN</text:p>
                <draw:g>
                  <svg:desc>Template.I2:Template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205cm" svg:y="0.709cm" style:legend-expansion="high" chart:style-name="ch2"/>
        <chart:plot-area chart:style-name="ch3" table:cell-range-address="'SuiteCRM (Assessor 2)'.H51:'SuiteCRM (Assessor 2)'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'SuiteCRM (Assessor 2)'.H51:'SuiteCRM (Assessor 2)'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iteCRM (Assessor 2)'.I51:'SuiteCRM (Assessor 2)'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'SuiteCRM (Assessor 2)'.H51:'SuiteCRM (Assessor 2)'.H52</svg:desc>
                </draw:g>
              </table:table-cell>
              <table:table-cell office:value-type="float" office:value="0">
                <text:p>0</text:p>
                <draw:g>
                  <svg:desc>'SuiteCRM (Assessor 2)'.I51:'SuiteCRM (Assessor 2)'.I52</svg:desc>
                </draw:g>
              </table:table-cell>
            </table:table-row>
            <table:table-row>
              <table:table-cell office:value-type="string">
                <text:p>Security Reporting Proces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Moodle.H2:Moodle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Moodle.H2:Moodle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odle.I2:Moodle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oodle.H2:Moodle.H15</svg:desc>
                </draw:g>
              </table:table-cell>
              <table:table-cell office:value-type="float" office:value="NaN">
                <text:p>NaN</text:p>
                <draw:g>
                  <svg:desc>Moodle.I2:Moodle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Moodle.H17:Moodle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Moodle.H17:Moodle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odle.I17:Moodle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Moodle.H17:Moodle.H26</svg:desc>
                </draw:g>
              </table:table-cell>
              <table:table-cell office:value-type="float" office:value="2">
                <text:p>2</text:p>
                <draw:g>
                  <svg:desc>Moodle.I17:Moodle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Moodle.H28:Moodle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Moodle.H28:Moodle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odle.I28:Moodle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Moodle.H28:Moodle.H40</svg:desc>
                </draw:g>
              </table:table-cell>
              <table:table-cell office:value-type="float" office:value="2">
                <text:p>2</text:p>
                <draw:g>
                  <svg:desc>Moodle.I28:Moodle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Moodle.H42:Moodle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Moodle.H42:Moodle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odle.I42:Moodle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Moodle.H42:Moodle.H48</svg:desc>
                </draw:g>
              </table:table-cell>
              <table:table-cell office:value-type="float" office:value="2">
                <text:p>2</text:p>
                <draw:g>
                  <svg:desc>Moodle.I42:Moodle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205cm" svg:y="0.709cm" style:legend-expansion="high" chart:style-name="ch2"/>
        <chart:plot-area chart:style-name="ch3" table:cell-range-address="Moodle.H51:Moodle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Moodle.H51:Moodle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odle.I51:Moodle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Moodle.H51:Moodle.H52</svg:desc>
                </draw:g>
              </table:table-cell>
              <table:table-cell office:value-type="float" office:value="2">
                <text:p>2</text:p>
                <draw:g>
                  <svg:desc>Moodle.I51:Moodle.I52</svg:desc>
                </draw:g>
              </table:table-cell>
            </table:table-row>
            <table:table-row>
              <table:table-cell office:value-type="string">
                <text:p>Security Reporting Proces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uPortal.H2:uPortal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uPortal.H2:uPortal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Portal.I2:uPortal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uPortal.H2:uPortal.H15</svg:desc>
                </draw:g>
              </table:table-cell>
              <table:table-cell office:value-type="float" office:value="NaN">
                <text:p>NaN</text:p>
                <draw:g>
                  <svg:desc>uPortal.I2:uPortal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uPortal.H17:uPortal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uPortal.H17:uPortal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ortal.I17:uPortal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uPortal.H17:uPortal.H26</svg:desc>
                </draw:g>
              </table:table-cell>
              <table:table-cell office:value-type="float" office:value="2">
                <text:p>2</text:p>
                <draw:g>
                  <svg:desc>uPortal.I17:uPortal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uPortal.H28:uPortal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uPortal.H28:uPortal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ortal.I28:uPortal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uPortal.H28:uPortal.H40</svg:desc>
                </draw:g>
              </table:table-cell>
              <table:table-cell office:value-type="float" office:value="1">
                <text:p>1</text:p>
                <draw:g>
                  <svg:desc>uPortal.I28:uPortal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uPortal.H42:uPortal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uPortal.H42:uPortal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ortal.I42:uPortal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uPortal.H42:uPortal.H48</svg:desc>
                </draw:g>
              </table:table-cell>
              <table:table-cell office:value-type="float" office:value="1">
                <text:p>1</text:p>
                <draw:g>
                  <svg:desc>uPortal.I42:uPortal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Template.H17:Template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Template.H17:Template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late.I17:Template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Template.H17:Template.H26</svg:desc>
                </draw:g>
              </table:table-cell>
              <table:table-cell office:value-type="float" office:value="0">
                <text:p>0</text:p>
                <draw:g>
                  <svg:desc>Template.I17:Template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205cm" svg:y="0.709cm" style:legend-expansion="high" chart:style-name="ch2"/>
        <chart:plot-area chart:style-name="ch3" table:cell-range-address="uPortal.H51:uPortal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uPortal.H51:uPortal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Portal.I51:uPortal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uPortal.H51:uPortal.H52</svg:desc>
                </draw:g>
              </table:table-cell>
              <table:table-cell office:value-type="float" office:value="0">
                <text:p>0</text:p>
                <draw:g>
                  <svg:desc>uPortal.I51:uPortal.I52</svg:desc>
                </draw:g>
              </table:table-cell>
            </table:table-row>
            <table:table-row>
              <table:table-cell office:value-type="string">
                <text:p>Security Reporting Proces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'SurveyPortlet+uPortal'.H2:'SurveyPortlet+uPortal'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'SurveyPortlet+uPortal'.H2:'SurveyPortlet+uPortal'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urveyPortlet+uPortal'.I2:'SurveyPortlet+uPortal'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urveyPortlet+uPortal'.H2:'SurveyPortlet+uPortal'.H15</svg:desc>
                </draw:g>
              </table:table-cell>
              <table:table-cell office:value-type="float" office:value="NaN">
                <text:p>NaN</text:p>
                <draw:g>
                  <svg:desc>'SurveyPortlet+uPortal'.I2:'SurveyPortlet+uPortal'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'SurveyPortlet+uPortal'.H17:'SurveyPortlet+uPortal'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'SurveyPortlet+uPortal'.H17:'SurveyPortlet+uPortal'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rveyPortlet+uPortal'.I17:'SurveyPortlet+uPortal'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'SurveyPortlet+uPortal'.H17:'SurveyPortlet+uPortal'.H26</svg:desc>
                </draw:g>
              </table:table-cell>
              <table:table-cell office:value-type="float" office:value="2">
                <text:p>2</text:p>
                <draw:g>
                  <svg:desc>'SurveyPortlet+uPortal'.I17:'SurveyPortlet+uPortal'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'SurveyPortlet+uPortal'.H28:'SurveyPortlet+uPortal'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'SurveyPortlet+uPortal'.H28:'SurveyPortlet+uPortal'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rveyPortlet+uPortal'.I28:'SurveyPortlet+uPortal'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'SurveyPortlet+uPortal'.H28:'SurveyPortlet+uPortal'.H40</svg:desc>
                </draw:g>
              </table:table-cell>
              <table:table-cell office:value-type="float" office:value="0">
                <text:p>0</text:p>
                <draw:g>
                  <svg:desc>'SurveyPortlet+uPortal'.I28:'SurveyPortlet+uPortal'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'SurveyPortlet+uPortal'.H42:'SurveyPortlet+uPortal'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'SurveyPortlet+uPortal'.H42:'SurveyPortlet+uPortal'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rveyPortlet+uPortal'.I42:'SurveyPortlet+uPortal'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'SurveyPortlet+uPortal'.H42:'SurveyPortlet+uPortal'.H48</svg:desc>
                </draw:g>
              </table:table-cell>
              <table:table-cell office:value-type="float" office:value="0">
                <text:p>0</text:p>
                <draw:g>
                  <svg:desc>'SurveyPortlet+uPortal'.I42:'SurveyPortlet+uPortal'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999cm" svg:y="0.709cm" style:legend-expansion="high" chart:style-name="ch2"/>
        <chart:plot-area chart:style-name="ch3" table:cell-range-address="'SurveyPortlet+uPortal'.H51:'SurveyPortlet+uPortal'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'SurveyPortlet+uPortal'.H51:'SurveyPortlet+uPortal'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rveyPortlet+uPortal'.I51:'SurveyPortlet+uPortal'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'SurveyPortlet+uPortal'.H51:'SurveyPortlet+uPortal'.H52</svg:desc>
                </draw:g>
              </table:table-cell>
              <table:table-cell office:value-type="float" office:value="0">
                <text:p>0</text:p>
                <draw:g>
                  <svg:desc>'SurveyPortlet+uPortal'.I51:'SurveyPortlet+uPortal'.I52</svg:desc>
                </draw:g>
              </table:table-cell>
            </table:table-row>
            <table:table-row>
              <table:table-cell office:value-type="string">
                <text:p>Security Revie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'uPortal-app-launcher-generator'.H2:'uPortal-app-launcher-generator'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'uPortal-app-launcher-generator'.H2:'uPortal-app-launcher-generator'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Portal-app-launcher-generator'.I2:'uPortal-app-launcher-generator'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Portal-app-launcher-generator'.H2:'uPortal-app-launcher-generator'.H15</svg:desc>
                </draw:g>
              </table:table-cell>
              <table:table-cell office:value-type="float" office:value="NaN">
                <text:p>NaN</text:p>
                <draw:g>
                  <svg:desc>'uPortal-app-launcher-generator'.I2:'uPortal-app-launcher-generator'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'uPortal-app-launcher-generator'.H17:'uPortal-app-launcher-generator'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'uPortal-app-launcher-generator'.H17:'uPortal-app-launcher-generator'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Portal-app-launcher-generator'.I17:'uPortal-app-launcher-generator'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'uPortal-app-launcher-generator'.H17:'uPortal-app-launcher-generator'.H26</svg:desc>
                </draw:g>
              </table:table-cell>
              <table:table-cell office:value-type="float" office:value="0">
                <text:p>0</text:p>
                <draw:g>
                  <svg:desc>'uPortal-app-launcher-generator'.I17:'uPortal-app-launcher-generator'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'uPortal-app-launcher-generator'.H28:'uPortal-app-launcher-generator'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'uPortal-app-launcher-generator'.H28:'uPortal-app-launcher-generator'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Portal-app-launcher-generator'.I28:'uPortal-app-launcher-generator'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'uPortal-app-launcher-generator'.H28:'uPortal-app-launcher-generator'.H40</svg:desc>
                </draw:g>
              </table:table-cell>
              <table:table-cell office:value-type="float" office:value="0">
                <text:p>0</text:p>
                <draw:g>
                  <svg:desc>'uPortal-app-launcher-generator'.I28:'uPortal-app-launcher-generator'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'uPortal-app-launcher-generator'.H42:'uPortal-app-launcher-generator'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'uPortal-app-launcher-generator'.H42:'uPortal-app-launcher-generator'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Portal-app-launcher-generator'.I42:'uPortal-app-launcher-generator'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'uPortal-app-launcher-generator'.H42:'uPortal-app-launcher-generator'.H48</svg:desc>
                </draw:g>
              </table:table-cell>
              <table:table-cell office:value-type="float" office:value="0">
                <text:p>0</text:p>
                <draw:g>
                  <svg:desc>'uPortal-app-launcher-generator'.I42:'uPortal-app-launcher-generator'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Template.H28:Template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Template.H28:Template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late.I28:Template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Template.H28:Template.H40</svg:desc>
                </draw:g>
              </table:table-cell>
              <table:table-cell office:value-type="float" office:value="0">
                <text:p>0</text:p>
                <draw:g>
                  <svg:desc>Template.I28:Template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999cm" svg:y="0.709cm" style:legend-expansion="high" chart:style-name="ch2"/>
        <chart:plot-area chart:style-name="ch3" table:cell-range-address="'uPortal-app-launcher-generator'.H51:'uPortal-app-launcher-generator'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'uPortal-app-launcher-generator'.H51:'uPortal-app-launcher-generator'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Portal-app-launcher-generator'.I51:'uPortal-app-launcher-generator'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'uPortal-app-launcher-generator'.H51:'uPortal-app-launcher-generator'.H52</svg:desc>
                </draw:g>
              </table:table-cell>
              <table:table-cell office:value-type="float" office:value="0">
                <text:p>0</text:p>
                <draw:g>
                  <svg:desc>'uPortal-app-launcher-generator'.I51:'uPortal-app-launcher-generator'.I52</svg:desc>
                </draw:g>
              </table:table-cell>
            </table:table-row>
            <table:table-row>
              <table:table-cell office:value-type="string">
                <text:p>Security Revie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Template.H42:Template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Template.H42:Template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late.I42:Template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Template.H42:Template.H48</svg:desc>
                </draw:g>
              </table:table-cell>
              <table:table-cell office:value-type="float" office:value="0">
                <text:p>0</text:p>
                <draw:g>
                  <svg:desc>Template.I42:Template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67cm" svg:height="2.514cm" xlink:href=".." xlink:type="simple" chart:class="chart:bar" chart:style-name="ch1">
        <chart:legend chart:legend-position="end" svg:x="16.999cm" svg:y="0.709cm" style:legend-expansion="high" chart:style-name="ch2"/>
        <chart:plot-area chart:style-name="ch3" table:cell-range-address="Template.H51:Template.I52" chart:data-source-has-labels="column" svg:x="10.284cm" svg:y="0.441cm" svg:width="10.119cm" svg:height="1.371cm">
          <chartooo:coordinate-region svg:x="13.798cm" svg:y="0.526cm" svg:width="6.511cm" svg:height="0.789cm"/>
          <chart:axis chart:dimension="x" chart:name="primary-x" chart:style-name="ch4" chartooo:axis-type="text">
            <chart:categories table:cell-range-address="Template.H51:Template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late.I51:Template.I52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olicy on data privacy</text:p>
                <draw:g>
                  <svg:desc>Template.H51:Template.H52</svg:desc>
                </draw:g>
              </table:table-cell>
              <table:table-cell office:value-type="float" office:value="0">
                <text:p>0</text:p>
                <draw:g>
                  <svg:desc>Template.I51:Template.I52</svg:desc>
                </draw:g>
              </table:table-cell>
            </table:table-row>
            <table:table-row>
              <table:table-cell office:value-type="string">
                <text:p>Security Revie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1.167cm" svg:height="7.144cm" xlink:href=".." xlink:type="simple" chart:class="chart:bar" chart:style-name="ch1">
        <chart:plot-area chart:style-name="ch2" table:cell-range-address="'SuiteCRM (Assessor 2)'.H2:'SuiteCRM (Assessor 2)'.I15" chart:data-source-has-labels="column" svg:x="10.177cm" svg:y="0.357cm" svg:width="10.557cm" svg:height="5.795cm">
          <chartooo:coordinate-region svg:x="16.205cm" svg:y="0.357cm" svg:width="4.435cm" svg:height="5.299cm"/>
          <chart:axis chart:dimension="x" chart:name="primary-x" chart:style-name="ch3" chartooo:axis-type="text">
            <chart:categories table:cell-range-address="'SuiteCRM (Assessor 2)'.H2:'SuiteCRM (Assessor 2)'.H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uiteCRM (Assessor 2)'.I2:'SuiteCRM (Assessor 2)'.I15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uiteCRM (Assessor 2)'.H2:'SuiteCRM (Assessor 2)'.H15</svg:desc>
                </draw:g>
              </table:table-cell>
              <table:table-cell office:value-type="float" office:value="NaN">
                <text:p>NaN</text:p>
                <draw:g>
                  <svg:desc>'SuiteCRM (Assessor 2)'.I2:'SuiteCRM (Assessor 2)'.I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ur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ness/availability of the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ope of participating organiz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unique contributors (last twelve month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contributing institu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implement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mber of live instan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Reporting Gui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e of Conduct Enforcement Polic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boarding Contributor Document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for Code Review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1.114cm" svg:height="5.398cm" xlink:href=".." xlink:type="simple" chart:class="chart:bar" chart:style-name="ch1">
        <chart:legend chart:legend-position="end" svg:x="16.099cm" svg:y="0.159cm" style:legend-expansion="high" chart:style-name="ch2"/>
        <chart:plot-area chart:style-name="ch3" table:cell-range-address="'SuiteCRM (Assessor 2)'.H17:'SuiteCRM (Assessor 2)'.I26" chart:data-source-has-labels="column" svg:x="10.168cm" svg:y="0.27cm" svg:width="10.581cm" svg:height="4.388cm">
          <chartooo:coordinate-region svg:x="14.476cm" svg:y="0.295cm" svg:width="6.179cm" svg:height="3.866cm"/>
          <chart:axis chart:dimension="x" chart:name="primary-x" chart:style-name="ch4" chartooo:axis-type="text">
            <chart:categories table:cell-range-address="'SuiteCRM (Assessor 2)'.H17:'SuiteCRM (Assessor 2)'.H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iteCRM (Assessor 2)'.I17:'SuiteCRM (Assessor 2)'.I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icense</text:p>
                <draw:g>
                  <svg:desc>'SuiteCRM (Assessor 2)'.H17:'SuiteCRM (Assessor 2)'.H26</svg:desc>
                </draw:g>
              </table:table-cell>
              <table:table-cell office:value-type="float" office:value="2">
                <text:p>2</text:p>
                <draw:g>
                  <svg:desc>'SuiteCRM (Assessor 2)'.I17:'SuiteCRM (Assessor 2)'.I26</svg:desc>
                </draw:g>
              </table:table-cell>
            </table:table-row>
            <table:table-row>
              <table:table-cell office:value-type="string">
                <text:p>Management practices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onsorshi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nding mod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mod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vailability of Roadma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quirements Manag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overnance Document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flict Resolu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ersity Outreach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1.167cm" svg:height="7.011cm" xlink:href=".." xlink:type="simple" chart:class="chart:bar" chart:style-name="ch1">
        <chart:legend chart:legend-position="end" svg:x="7.59cm" svg:y="1.315cm" style:legend-expansion="high" chart:style-name="ch2"/>
        <chart:plot-area chart:style-name="ch3" table:cell-range-address="'SuiteCRM (Assessor 2)'.H28:'SuiteCRM (Assessor 2)'.I40" chart:data-source-has-labels="column" svg:x="10.314cm" svg:y="0.351cm" svg:width="10.333cm" svg:height="5.883cm">
          <chartooo:coordinate-region svg:x="17.203cm" svg:y="0.359cm" svg:width="3.444cm" svg:height="5.378cm"/>
          <chart:axis chart:dimension="x" chart:name="primary-x" chart:style-name="ch4" chartooo:axis-type="text">
            <chart:categories table:cell-range-address="'SuiteCRM (Assessor 2)'.H28:'SuiteCRM (Assessor 2)'.H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iteCRM (Assessor 2)'.I28:'SuiteCRM (Assessor 2)'.I40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umber of core committers in previous six months</text:p>
                <draw:g>
                  <svg:desc>'SuiteCRM (Assessor 2)'.H28:'SuiteCRM (Assessor 2)'.H40</svg:desc>
                </draw:g>
              </table:table-cell>
              <table:table-cell office:value-type="float" office:value="2">
                <text:p>2</text:p>
                <draw:g>
                  <svg:desc>'SuiteCRM (Assessor 2)'.I28:'SuiteCRM (Assessor 2)'.I40</svg:desc>
                </draw:g>
              </table:table-cell>
            </table:table-row>
            <table:table-row>
              <table:table-cell office:value-type="string">
                <text:p>Recency of last commi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cense compatibilit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option of Current Technology Tre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ency of last major production relea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umber of major production releas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tal number of production releases, including point releas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tegra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e of Standar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114cm" svg:height="4.286cm" xlink:href=".." xlink:type="simple" chart:class="chart:bar" chart:style-name="ch1">
        <chart:legend chart:legend-position="end" svg:x="10.316cm" svg:y="0.898cm" style:legend-expansion="high" chart:style-name="ch2"/>
        <chart:plot-area chart:style-name="ch3" table:cell-range-address="'SuiteCRM (Assessor 2)'.H42:'SuiteCRM (Assessor 2)'.I48" chart:data-source-has-labels="column" svg:x="10.302cm" svg:y="0.214cm" svg:width="10.347cm" svg:height="3.383cm">
          <chartooo:coordinate-region svg:x="17.2cm" svg:y="0.236cm" svg:width="3.449cm" svg:height="2.864cm"/>
          <chart:axis chart:dimension="x" chart:name="primary-x" chart:style-name="ch4" chartooo:axis-type="text">
            <chart:categories table:cell-range-address="'SuiteCRM (Assessor 2)'.H42:'SuiteCRM (Assessor 2)'.H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iteCRM (Assessor 2)'.I42:'SuiteCRM (Assessor 2)'.I48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nstallation Documentation</text:p>
                <draw:g>
                  <svg:desc>'SuiteCRM (Assessor 2)'.H42:'SuiteCRM (Assessor 2)'.H48</svg:desc>
                </draw:g>
              </table:table-cell>
              <table:table-cell office:value-type="float" office:value="2">
                <text:p>2</text:p>
                <draw:g>
                  <svg:desc>'SuiteCRM (Assessor 2)'.I42:'SuiteCRM (Assessor 2)'.I48</svg:desc>
                </draw:g>
              </table:table-cell>
            </table:table-row>
            <table:table-row>
              <table:table-cell office:value-type="string">
                <text:p>Support for older de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ort for mobile and limited (e.g. Chromebook) de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fessional Servic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unication Outl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ime (Mailing List, Forum)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